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7b9ff" officeooo:paragraph-rsid="0007b9ff"/>
    </style:style>
    <style:style style:name="P2" style:family="paragraph" style:parent-style-name="Text_20_body">
      <style:paragraph-properties fo:text-align="justify" style:justify-single-word="false"/>
      <style:text-properties officeooo:rsid="000a5cfc" officeooo:paragraph-rsid="000a5cfc"/>
    </style:style>
    <style:style style:name="P3" style:family="paragraph" style:parent-style-name="Text_20_body">
      <style:paragraph-properties fo:text-align="justify" style:justify-single-word="false"/>
      <style:text-properties officeooo:rsid="000d9692" officeooo:paragraph-rsid="000d9692"/>
    </style:style>
    <style:style style:name="P4" style:family="paragraph" style:parent-style-name="Text_20_body">
      <style:paragraph-properties fo:text-align="justify" style:justify-single-word="false"/>
      <style:text-properties officeooo:rsid="001a68af" officeooo:paragraph-rsid="001a68af"/>
    </style:style>
    <style:style style:name="P5" style:family="paragraph" style:parent-style-name="Text_20_body">
      <style:paragraph-properties fo:text-align="justify" style:justify-single-word="false"/>
      <style:text-properties officeooo:rsid="001a68af" officeooo:paragraph-rsid="001f22ab"/>
    </style:style>
    <style:style style:name="P6" style:family="paragraph" style:parent-style-name="Text_20_body">
      <style:paragraph-properties fo:text-align="justify" style:justify-single-word="false"/>
      <style:text-properties officeooo:rsid="001a68af" officeooo:paragraph-rsid="0020b853"/>
    </style:style>
    <style:style style:name="P7" style:family="paragraph" style:parent-style-name="Text_20_body">
      <style:paragraph-properties fo:text-align="justify" style:justify-single-word="false"/>
      <style:text-properties officeooo:rsid="000f05ce" officeooo:paragraph-rsid="000f05ce"/>
    </style:style>
    <style:style style:name="P8" style:family="paragraph" style:parent-style-name="Text_20_body">
      <style:paragraph-properties fo:text-align="justify" style:justify-single-word="false"/>
      <style:text-properties officeooo:rsid="000f05ce" officeooo:paragraph-rsid="00103e86"/>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07b9ff"/>
    </style:style>
    <style:style style:name="P11" style:family="paragraph" style:parent-style-name="Text_20_body">
      <style:paragraph-properties fo:text-align="justify" style:justify-single-word="false"/>
      <style:text-properties officeooo:rsid="00129223" officeooo:paragraph-rsid="00129223"/>
    </style:style>
    <style:style style:name="P12" style:family="paragraph" style:parent-style-name="Text_20_body">
      <style:paragraph-properties fo:text-align="justify" style:justify-single-word="false"/>
      <style:text-properties officeooo:rsid="001398ad" officeooo:paragraph-rsid="001398ad"/>
    </style:style>
    <style:style style:name="P13" style:family="paragraph" style:parent-style-name="Text_20_body">
      <style:paragraph-properties fo:text-align="justify" style:justify-single-word="false"/>
      <style:text-properties officeooo:rsid="0014dc39" officeooo:paragraph-rsid="0014dc39"/>
    </style:style>
    <style:style style:name="P14" style:family="paragraph" style:parent-style-name="Text_20_body">
      <style:paragraph-properties fo:text-align="justify" style:justify-single-word="false"/>
      <style:text-properties officeooo:rsid="0015f109" officeooo:paragraph-rsid="0015f109"/>
    </style:style>
    <style:style style:name="P15" style:family="paragraph" style:parent-style-name="Text_20_body">
      <style:paragraph-properties fo:text-align="justify" style:justify-single-word="false"/>
      <style:text-properties officeooo:rsid="0017609a" officeooo:paragraph-rsid="0017609a"/>
    </style:style>
    <style:style style:name="P16" style:family="paragraph" style:parent-style-name="Text_20_body">
      <style:paragraph-properties fo:text-align="justify" style:justify-single-word="false"/>
      <style:text-properties officeooo:rsid="003dbe68" officeooo:paragraph-rsid="003dbe68"/>
    </style:style>
    <style:style style:name="P17" style:family="paragraph" style:parent-style-name="Text_20_body">
      <style:paragraph-properties fo:text-align="justify" style:justify-single-word="false"/>
      <style:text-properties officeooo:rsid="004651b8" officeooo:paragraph-rsid="004651b8"/>
    </style:style>
    <style:style style:name="P18" style:family="paragraph" style:parent-style-name="Text_20_body">
      <style:paragraph-properties fo:text-align="justify" style:justify-single-word="false"/>
      <style:text-properties officeooo:rsid="004822f7" officeooo:paragraph-rsid="004822f7"/>
    </style:style>
    <style:style style:name="P19" style:family="paragraph" style:parent-style-name="Quotations">
      <style:paragraph-properties fo:text-align="justify" style:justify-single-word="false"/>
    </style:style>
    <style:style style:name="P20" style:family="paragraph" style:parent-style-name="Quotations">
      <style:paragraph-properties fo:text-align="justify" style:justify-single-word="false"/>
      <style:text-properties officeooo:paragraph-rsid="000dba59"/>
    </style:style>
    <style:style style:name="P21" style:family="paragraph" style:parent-style-name="Quotations">
      <style:paragraph-properties fo:text-align="justify" style:justify-single-word="false"/>
      <style:text-properties officeooo:paragraph-rsid="0034ae43"/>
    </style:style>
    <style:style style:name="P22" style:family="paragraph" style:parent-style-name="Quotations">
      <style:paragraph-properties fo:text-align="justify" style:justify-single-word="false"/>
      <style:text-properties officeooo:rsid="0023af09" officeooo:paragraph-rsid="0023af09"/>
    </style:style>
    <style:style style:name="P23" style:family="paragraph" style:parent-style-name="Quotations">
      <style:paragraph-properties fo:margin-left="0cm" fo:margin-right="1cm" fo:text-align="justify" style:justify-single-word="false" fo:text-indent="0cm" style:auto-text-indent="false"/>
      <style:text-properties officeooo:rsid="000f05ce" officeooo:paragraph-rsid="000f05ce"/>
    </style:style>
    <style:style style:name="P24" style:family="paragraph" style:parent-style-name="Quotations">
      <style:paragraph-properties fo:margin-left="0cm" fo:margin-right="1cm" fo:text-align="justify" style:justify-single-word="false" fo:text-indent="0cm" style:auto-text-indent="false"/>
      <style:text-properties officeooo:rsid="000f05ce" officeooo:paragraph-rsid="00103e86"/>
    </style:style>
    <style:style style:name="P25" style:family="paragraph" style:parent-style-name="Quotations">
      <style:paragraph-properties fo:margin-left="0cm" fo:margin-right="1cm" fo:text-align="justify" style:justify-single-word="false" fo:text-indent="0cm" style:auto-text-indent="false"/>
      <style:text-properties officeooo:rsid="000f05ce" officeooo:paragraph-rsid="001398ad"/>
    </style:style>
    <style:style style:name="P26" style:family="paragraph" style:parent-style-name="Quotations">
      <style:paragraph-properties fo:margin-left="0cm" fo:margin-right="1cm" fo:text-align="justify" style:justify-single-word="false" fo:text-indent="0cm" style:auto-text-indent="false"/>
      <style:text-properties officeooo:rsid="000f05ce" officeooo:paragraph-rsid="0014dc39"/>
    </style:style>
    <style:style style:name="P27" style:family="paragraph" style:parent-style-name="Quotations">
      <style:paragraph-properties fo:margin-left="0cm" fo:margin-right="1cm" fo:text-align="justify" style:justify-single-word="false" fo:text-indent="0cm" style:auto-text-indent="false"/>
      <style:text-properties officeooo:rsid="000f05ce" officeooo:paragraph-rsid="001896ae"/>
    </style:style>
    <style:style style:name="P28" style:family="paragraph" style:parent-style-name="Quotations">
      <style:paragraph-properties fo:margin-left="0cm" fo:margin-right="1cm" fo:text-align="justify" style:justify-single-word="false" fo:text-indent="0cm" style:auto-text-indent="false"/>
      <style:text-properties officeooo:rsid="000f05ce" officeooo:paragraph-rsid="001c9cf4"/>
    </style:style>
    <style:style style:name="P29" style:family="paragraph" style:parent-style-name="Quotations">
      <style:paragraph-properties fo:margin-left="0cm" fo:margin-right="1cm" fo:text-align="justify" style:justify-single-word="false" fo:text-indent="0cm" style:auto-text-indent="false"/>
      <style:text-properties officeooo:rsid="000f05ce" officeooo:paragraph-rsid="00255fbb"/>
    </style:style>
    <style:style style:name="P30" style:family="paragraph" style:parent-style-name="Quotations">
      <style:paragraph-properties fo:margin-left="0cm" fo:margin-right="1cm" fo:text-align="justify" style:justify-single-word="false" fo:text-indent="0cm" style:auto-text-indent="false"/>
      <style:text-properties officeooo:rsid="000f05ce" officeooo:paragraph-rsid="002888d8"/>
    </style:style>
    <style:style style:name="P31" style:family="paragraph" style:parent-style-name="Quotations">
      <style:paragraph-properties fo:margin-left="0cm" fo:margin-right="1cm" fo:text-align="justify" style:justify-single-word="false" fo:text-indent="0cm" style:auto-text-indent="false"/>
      <style:text-properties officeooo:rsid="000f05ce" officeooo:paragraph-rsid="002c3de6"/>
    </style:style>
    <style:style style:name="P32" style:family="paragraph" style:parent-style-name="Quotations">
      <style:paragraph-properties fo:margin-left="0cm" fo:margin-right="1cm" fo:text-align="justify" style:justify-single-word="false" fo:text-indent="0cm" style:auto-text-indent="false"/>
      <style:text-properties officeooo:rsid="000f05ce" officeooo:paragraph-rsid="002fd0f4"/>
    </style:style>
    <style:style style:name="P33" style:family="paragraph" style:parent-style-name="Quotations">
      <style:paragraph-properties fo:margin-left="0cm" fo:margin-right="1cm" fo:text-align="justify" style:justify-single-word="false" fo:text-indent="0cm" style:auto-text-indent="false"/>
      <style:text-properties officeooo:rsid="000f05ce" officeooo:paragraph-rsid="0034ae43"/>
    </style:style>
    <style:style style:name="P34" style:family="paragraph" style:parent-style-name="Quotations">
      <style:paragraph-properties fo:margin-left="0cm" fo:margin-right="1cm" fo:text-align="justify" style:justify-single-word="false" fo:text-indent="0cm" style:auto-text-indent="false"/>
      <style:text-properties officeooo:rsid="000f05ce" officeooo:paragraph-rsid="00374f3e"/>
    </style:style>
    <style:style style:name="P35" style:family="paragraph" style:parent-style-name="Quotations">
      <style:paragraph-properties fo:margin-left="0cm" fo:margin-right="1cm" fo:text-align="justify" style:justify-single-word="false" fo:text-indent="0cm" style:auto-text-indent="false"/>
      <style:text-properties officeooo:rsid="000f05ce" officeooo:paragraph-rsid="0037f919"/>
    </style:style>
    <style:style style:name="P36" style:family="paragraph" style:parent-style-name="Quotations">
      <style:paragraph-properties fo:margin-left="0cm" fo:margin-right="1cm" fo:text-align="justify" style:justify-single-word="false" fo:text-indent="0cm" style:auto-text-indent="false"/>
      <style:text-properties officeooo:rsid="000f05ce" officeooo:paragraph-rsid="003bcbe9"/>
    </style:style>
    <style:style style:name="P37" style:family="paragraph" style:parent-style-name="Quotations">
      <style:paragraph-properties fo:margin-left="0cm" fo:margin-right="1cm" fo:text-align="justify" style:justify-single-word="false" fo:text-indent="0cm" style:auto-text-indent="false"/>
      <style:text-properties officeooo:rsid="0032caaf" officeooo:paragraph-rsid="0032caaf"/>
    </style:style>
    <style:style style:name="P38" style:family="paragraph" style:parent-style-name="Text_20_body">
      <style:paragraph-properties fo:margin-left="0cm" fo:margin-right="1cm" fo:text-align="justify" style:justify-single-word="false" fo:text-indent="0cm" style:auto-text-indent="false"/>
      <style:text-properties officeooo:rsid="001a68af" officeooo:paragraph-rsid="0023af09"/>
    </style:style>
    <style:style style:name="P39" style:family="paragraph" style:parent-style-name="Text_20_body">
      <style:paragraph-properties fo:margin-left="0cm" fo:margin-right="1cm" fo:text-align="justify" style:justify-single-word="false" fo:text-indent="0cm" style:auto-text-indent="false"/>
      <style:text-properties officeooo:rsid="001a68af" officeooo:paragraph-rsid="0026cb8a"/>
    </style:style>
    <style:style style:name="P40" style:family="paragraph" style:parent-style-name="Text_20_body">
      <style:paragraph-properties fo:margin-left="0cm" fo:margin-right="1cm" fo:text-align="justify" style:justify-single-word="false" fo:text-indent="0cm" style:auto-text-indent="false"/>
      <style:text-properties officeooo:rsid="001a68af" officeooo:paragraph-rsid="0028aa22"/>
    </style:style>
    <style:style style:name="P41" style:family="paragraph" style:parent-style-name="Text_20_body">
      <style:paragraph-properties fo:margin-left="0cm" fo:margin-right="1cm" fo:text-align="justify" style:justify-single-word="false" fo:text-indent="0cm" style:auto-text-indent="false"/>
      <style:text-properties officeooo:rsid="001a68af" officeooo:paragraph-rsid="0029fafc"/>
    </style:style>
    <style:style style:name="P42" style:family="paragraph" style:parent-style-name="Text_20_body">
      <style:paragraph-properties fo:margin-left="0cm" fo:margin-right="1cm" fo:text-align="justify" style:justify-single-word="false" fo:text-indent="0cm" style:auto-text-indent="false"/>
      <style:text-properties officeooo:rsid="001a68af" officeooo:paragraph-rsid="002f8fda"/>
    </style:style>
    <style:style style:name="P43" style:family="paragraph" style:parent-style-name="Text_20_body">
      <style:paragraph-properties fo:margin-left="0cm" fo:margin-right="1cm" fo:text-align="justify" style:justify-single-word="false" fo:text-indent="0cm" style:auto-text-indent="false"/>
      <style:text-properties officeooo:rsid="001a68af" officeooo:paragraph-rsid="00300271"/>
    </style:style>
    <style:style style:name="P44" style:family="paragraph" style:parent-style-name="Text_20_body">
      <style:paragraph-properties fo:margin-left="0cm" fo:margin-right="1cm" fo:text-align="justify" style:justify-single-word="false" fo:text-indent="0cm" style:auto-text-indent="false"/>
      <style:text-properties officeooo:rsid="001a68af" officeooo:paragraph-rsid="0036e2cb"/>
    </style:style>
    <style:style style:name="P45" style:family="paragraph" style:parent-style-name="Text_20_body">
      <style:paragraph-properties fo:margin-left="0cm" fo:margin-right="1cm" fo:text-align="justify" style:justify-single-word="false" fo:text-indent="0cm" style:auto-text-indent="false"/>
      <style:text-properties officeooo:rsid="001a68af" officeooo:paragraph-rsid="0037f919"/>
    </style:style>
    <style:style style:name="P46" style:family="paragraph" style:parent-style-name="Text_20_body">
      <style:paragraph-properties fo:margin-left="0cm" fo:margin-right="1cm" fo:text-align="justify" style:justify-single-word="false" fo:text-indent="0cm" style:auto-text-indent="false"/>
      <style:text-properties officeooo:rsid="001a68af" officeooo:paragraph-rsid="003bcbe9"/>
    </style:style>
    <style:style style:name="P47" style:family="paragraph" style:parent-style-name="Title">
      <style:paragraph-properties fo:text-align="justify" style:justify-single-word="false"/>
    </style:style>
    <style:style style:name="P48" style:family="paragraph" style:parent-style-name="Preformatted_20_Text">
      <style:paragraph-properties fo:text-align="justify" style:justify-single-word="false"/>
    </style:style>
    <style:style style:name="P49" style:family="paragraph" style:parent-style-name="Preformatted_20_Text">
      <style:paragraph-properties fo:text-align="center" style:justify-single-word="false"/>
    </style:style>
    <style:style style:name="P50" style:family="paragraph" style:parent-style-name="Subtitle">
      <style:paragraph-properties fo:text-align="justify" style:justify-single-word="false"/>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Text_20_body" style:list-style-name="L1">
      <style:paragraph-properties fo:text-align="justify" style:justify-single-word="false"/>
      <style:text-properties officeooo:rsid="00418c79" officeooo:paragraph-rsid="004a9d41"/>
    </style:style>
    <style:style style:name="P54" style:family="paragraph" style:parent-style-name="Text_20_body" style:list-style-name="L1">
      <style:paragraph-properties fo:text-align="justify" style:justify-single-word="false"/>
      <style:text-properties officeooo:rsid="00418c79" officeooo:paragraph-rsid="00418c79"/>
    </style:style>
    <style:style style:name="P55" style:family="paragraph" style:parent-style-name="Text_20_body" style:list-style-name="L1">
      <style:paragraph-properties fo:text-align="justify" style:justify-single-word="false"/>
      <style:text-properties officeooo:paragraph-rsid="00418c79"/>
    </style:style>
    <style:style style:name="P56" style:family="paragraph" style:parent-style-name="Text_20_body" style:list-style-name="L1">
      <style:paragraph-properties fo:text-align="justify" style:justify-single-word="false"/>
      <style:text-properties officeooo:rsid="0041d906" officeooo:paragraph-rsid="0041d906"/>
    </style:style>
    <style:style style:name="P57" style:family="paragraph" style:parent-style-name="Text_20_body">
      <style:paragraph-properties fo:text-align="justify" style:justify-single-word="false"/>
      <style:text-properties officeooo:rsid="0007b9ff" officeooo:paragraph-rsid="0007b9ff"/>
    </style:style>
    <style:style style:name="P58" style:family="paragraph" style:parent-style-name="Text_20_body" style:list-style-name="L1">
      <style:paragraph-properties fo:text-align="justify" style:justify-single-word="false"/>
      <style:text-properties officeooo:rsid="004ffb84" officeooo:paragraph-rsid="004ffb84"/>
    </style:style>
    <style:style style:name="P59" style:family="paragraph" style:parent-style-name="Text_20_body" style:list-style-name="L1">
      <style:paragraph-properties fo:text-align="justify" style:justify-single-word="false"/>
      <style:text-properties officeooo:rsid="0050e2fb" officeooo:paragraph-rsid="0050e2fb"/>
    </style:style>
    <style:style style:name="P60" style:family="paragraph" style:parent-style-name="Heading_20_1">
      <style:paragraph-properties fo:text-align="center" style:justify-single-word="false"/>
      <style:text-properties officeooo:rsid="004651b8" officeooo:paragraph-rsid="004651b8"/>
    </style:style>
    <style:style style:name="P61" style:family="paragraph" style:parent-style-name="Heading_20_1">
      <style:paragraph-properties fo:text-align="center" style:justify-single-word="false"/>
    </style:style>
    <style:style style:name="P62" style:family="paragraph" style:parent-style-name="Heading_20_1">
      <style:paragraph-properties fo:text-align="center" style:justify-single-word="false"/>
      <style:text-properties officeooo:rsid="003fa928" officeooo:paragraph-rsid="00402864"/>
    </style:style>
    <style:style style:name="P63" style:family="paragraph" style:parent-style-name="Heading_20_2">
      <style:paragraph-properties fo:text-align="justify" style:justify-single-word="false"/>
      <style:text-properties officeooo:rsid="00067ef6" officeooo:paragraph-rsid="00067ef6"/>
    </style:style>
    <style:style style:name="P64" style:family="paragraph" style:parent-style-name="Heading_20_2">
      <style:paragraph-properties fo:text-align="justify" style:justify-single-word="false"/>
      <style:text-properties officeooo:rsid="0007b9ff" officeooo:paragraph-rsid="0007b9ff"/>
    </style:style>
    <style:style style:name="P65" style:family="paragraph" style:parent-style-name="Quotations" style:list-style-name="L2">
      <style:paragraph-properties fo:text-align="justify" style:justify-single-word="false"/>
    </style:style>
    <style:style style:name="P66" style:family="paragraph" style:parent-style-name="Quotations" style:list-style-name="L3">
      <style:paragraph-properties fo:text-align="justify" style:justify-single-word="false"/>
    </style:style>
    <style:style style:name="P67" style:family="paragraph" style:parent-style-name="Quotations" style:list-style-name="L4">
      <style:paragraph-properties fo:text-align="justify" style:justify-single-word="false"/>
    </style:style>
    <style:style style:name="P68" style:family="paragraph" style:parent-style-name="Quotations" style:list-style-name="L4">
      <style:paragraph-properties fo:text-align="justify" style:justify-single-word="false"/>
      <style:text-properties officeooo:rsid="002ace74" officeooo:paragraph-rsid="002ace74"/>
    </style:style>
    <style:style style:name="T1" style:family="text">
      <style:text-properties officeooo:rsid="000a5cfc"/>
    </style:style>
    <style:style style:name="T2" style:family="text">
      <style:text-properties officeooo:rsid="000c133c"/>
    </style:style>
    <style:style style:name="T3" style:family="text">
      <style:text-properties officeooo:rsid="000c24a7"/>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0c24a7" style:font-weight-asian="bold" style:font-weight-complex="bold"/>
    </style:style>
    <style:style style:name="T7" style:family="text">
      <style:text-properties fo:font-weight="bold" officeooo:rsid="00103e86" style:font-weight-asian="bold" style:font-weight-complex="bold"/>
    </style:style>
    <style:style style:name="T8" style:family="text">
      <style:text-properties fo:font-weight="bold" officeooo:rsid="001a7b87" style:font-weight-asian="bold" style:font-weight-complex="bold"/>
    </style:style>
    <style:style style:name="T9" style:family="text">
      <style:text-properties fo:font-weight="bold" officeooo:rsid="001f22ab" style:font-weight-asian="bold" style:font-weight-complex="bold"/>
    </style:style>
    <style:style style:name="T10" style:family="text">
      <style:text-properties fo:font-weight="bold" officeooo:rsid="0020b853" style:font-weight-asian="bold" style:font-weight-complex="bold"/>
    </style:style>
    <style:style style:name="T11" style:family="text">
      <style:text-properties fo:font-weight="bold" officeooo:rsid="0023af09" style:font-weight-asian="bold" style:font-weight-complex="bold"/>
    </style:style>
    <style:style style:name="T12" style:family="text">
      <style:text-properties fo:font-weight="bold" officeooo:rsid="0026cb8a" style:font-weight-asian="bold" style:font-weight-complex="bold"/>
    </style:style>
    <style:style style:name="T13" style:family="text">
      <style:text-properties fo:font-weight="bold" officeooo:rsid="0028aa22" style:font-weight-asian="bold" style:font-weight-complex="bold"/>
    </style:style>
    <style:style style:name="T14" style:family="text">
      <style:text-properties fo:font-weight="bold" officeooo:rsid="0029fafc" style:font-weight-asian="bold" style:font-weight-complex="bold"/>
    </style:style>
    <style:style style:name="T15" style:family="text">
      <style:text-properties fo:font-weight="bold" officeooo:rsid="002f8fda" style:font-weight-asian="bold" style:font-weight-complex="bold"/>
    </style:style>
    <style:style style:name="T16" style:family="text">
      <style:text-properties fo:font-weight="bold" officeooo:rsid="00300271" style:font-weight-asian="bold" style:font-weight-complex="bold"/>
    </style:style>
    <style:style style:name="T17" style:family="text">
      <style:text-properties fo:font-weight="bold" officeooo:rsid="0036e2cb" style:font-weight-asian="bold" style:font-weight-complex="bold"/>
    </style:style>
    <style:style style:name="T18" style:family="text">
      <style:text-properties fo:font-weight="bold" officeooo:rsid="0037f919" style:font-weight-asian="bold" style:font-weight-complex="bold"/>
    </style:style>
    <style:style style:name="T19" style:family="text">
      <style:text-properties fo:font-weight="bold" officeooo:rsid="003bcbe9" style:font-weight-asian="bold" style:font-weight-complex="bold"/>
    </style:style>
    <style:style style:name="T20" style:family="text">
      <style:text-properties officeooo:rsid="000d9692"/>
    </style:style>
    <style:style style:name="T21" style:family="text">
      <style:text-properties style:font-name="Liberation Serif"/>
    </style:style>
    <style:style style:name="T22" style:family="text">
      <style:text-properties style:font-name="Liberation Serif" fo:font-weight="bold"/>
    </style:style>
    <style:style style:name="T23" style:family="text">
      <style:text-properties style:font-name="Liberation Serif" fo:font-weight="bold" style:font-weight-asian="bold" style:font-weight-complex="bold"/>
    </style:style>
    <style:style style:name="T24" style:family="text">
      <style:text-properties style:font-name="Liberation Serif" fo:font-weight="bold" officeooo:rsid="001288d0" style:font-weight-asian="bold" style:font-weight-complex="bold"/>
    </style:style>
    <style:style style:name="T25" style:family="text">
      <style:text-properties style:font-name="Liberation Serif" fo:font-weight="bold" officeooo:rsid="0018a77d" style:font-weight-asian="bold" style:font-weight-complex="bold"/>
    </style:style>
    <style:style style:name="T26" style:family="text">
      <style:text-properties style:font-name="Liberation Serif" fo:font-weight="bold" officeooo:rsid="0014dc39" style:font-weight-asian="bold" style:font-weight-complex="bold"/>
    </style:style>
    <style:style style:name="T27" style:family="text">
      <style:text-properties style:font-name="Liberation Serif" fo:font-weight="bold" officeooo:rsid="001896ae" style:font-weight-asian="bold" style:font-weight-complex="bold"/>
    </style:style>
    <style:style style:name="T28" style:family="text">
      <style:text-properties style:font-name="Liberation Serif" fo:font-weight="bold" officeooo:rsid="001c9cf4" style:font-weight-asian="bold" style:font-weight-complex="bold"/>
    </style:style>
    <style:style style:name="T29" style:family="text">
      <style:text-properties style:font-name="Liberation Serif" fo:font-weight="bold" officeooo:rsid="00255fbb" style:font-weight-asian="bold" style:font-weight-complex="bold"/>
    </style:style>
    <style:style style:name="T30" style:family="text">
      <style:text-properties style:font-name="Liberation Serif" fo:font-weight="bold" officeooo:rsid="002888d8" style:font-weight-asian="bold" style:font-weight-complex="bold"/>
    </style:style>
    <style:style style:name="T31" style:family="text">
      <style:text-properties style:font-name="Liberation Serif" fo:font-weight="bold" officeooo:rsid="002c3de6" style:font-weight-asian="bold" style:font-weight-complex="bold"/>
    </style:style>
    <style:style style:name="T32" style:family="text">
      <style:text-properties style:font-name="Liberation Serif" fo:font-weight="bold" officeooo:rsid="002fd0f4" style:font-weight-asian="bold" style:font-weight-complex="bold"/>
    </style:style>
    <style:style style:name="T33" style:family="text">
      <style:text-properties style:font-name="Liberation Serif" fo:font-weight="bold" officeooo:rsid="0034ae43" style:font-weight-asian="bold" style:font-weight-complex="bold"/>
    </style:style>
    <style:style style:name="T34" style:family="text">
      <style:text-properties style:font-name="Liberation Serif" fo:font-weight="bold" officeooo:rsid="0007b9ff" style:font-weight-asian="bold" style:font-weight-complex="bold"/>
    </style:style>
    <style:style style:name="T35" style:family="text">
      <style:text-properties style:font-name="Liberation Serif" fo:font-weight="bold" officeooo:rsid="0036e2cb" style:font-weight-asian="bold" style:font-weight-complex="bold"/>
    </style:style>
    <style:style style:name="T36" style:family="text">
      <style:text-properties style:font-name="Liberation Serif" fo:font-weight="bold" officeooo:rsid="0037f919" style:font-weight-asian="bold" style:font-weight-complex="bold"/>
    </style:style>
    <style:style style:name="T37" style:family="text">
      <style:text-properties style:font-name="Liberation Serif" fo:font-weight="bold" officeooo:rsid="003bcbe9" style:font-weight-asian="bold" style:font-weight-complex="bold"/>
    </style:style>
    <style:style style:name="T38" style:family="text">
      <style:text-properties style:font-name="Liberation Serif" officeooo:rsid="000d9692"/>
    </style:style>
    <style:style style:name="T39" style:family="text">
      <style:text-properties style:font-name="Liberation Serif" officeooo:rsid="0010cef7"/>
    </style:style>
    <style:style style:name="T40" style:family="text">
      <style:text-properties style:font-name="Liberation Serif" officeooo:rsid="0010f0bb"/>
    </style:style>
    <style:style style:name="T41" style:family="text">
      <style:text-properties style:font-name="Liberation Serif" officeooo:rsid="001398ad"/>
    </style:style>
    <style:style style:name="T42" style:family="text">
      <style:text-properties style:font-name="Liberation Serif" officeooo:rsid="001c9cf4"/>
    </style:style>
    <style:style style:name="T43" style:family="text">
      <style:text-properties style:font-name="Liberation Serif" fo:font-style="normal" fo:font-weight="bold" officeooo:rsid="001c9cf4" style:font-style-asian="normal" style:font-weight-asian="bold" style:font-style-complex="normal" style:font-weight-complex="bold"/>
    </style:style>
    <style:style style:name="T44" style:family="text">
      <style:text-properties style:font-name="Liberation Serif" fo:font-style="normal" fo:font-weight="bold" officeooo:rsid="00255fbb" style:font-style-asian="normal" style:font-weight-asian="bold" style:font-style-complex="normal" style:font-weight-complex="bold"/>
    </style:style>
    <style:style style:name="T45" style:family="text">
      <style:text-properties style:font-name="Liberation Serif" fo:font-style="normal" fo:font-weight="bold" officeooo:rsid="002c3de6" style:font-style-asian="normal" style:font-weight-asian="bold" style:font-style-complex="normal" style:font-weight-complex="bold"/>
    </style:style>
    <style:style style:name="T46" style:family="text">
      <style:text-properties style:font-name="Liberation Serif" fo:font-style="normal" fo:font-weight="bold" officeooo:rsid="002da356" style:font-style-asian="normal" style:font-weight-asian="bold" style:font-style-complex="normal" style:font-weight-complex="bold"/>
    </style:style>
    <style:style style:name="T47" style:family="text">
      <style:text-properties style:font-name="Liberation Serif" fo:font-style="normal" fo:font-weight="normal" officeooo:rsid="001c9cf4" style:font-style-asian="normal" style:font-weight-asian="normal" style:font-style-complex="normal" style:font-weight-complex="normal"/>
    </style:style>
    <style:style style:name="T48" style:family="text">
      <style:text-properties style:font-name="Liberation Serif" fo:font-style="normal" fo:font-weight="normal" officeooo:rsid="00300271" style:font-style-asian="normal" style:font-weight-asian="normal" style:font-style-complex="normal" style:font-weight-complex="normal"/>
    </style:style>
    <style:style style:name="T49" style:family="text">
      <style:text-properties style:font-name="Liberation Serif" fo:font-style="normal" fo:font-weight="normal" officeooo:rsid="0030fd1c" style:font-style-asian="normal" style:font-weight-asian="normal" style:font-style-complex="normal" style:font-weight-complex="normal"/>
    </style:style>
    <style:style style:name="T50" style:family="text">
      <style:text-properties style:font-name="Liberation Serif" officeooo:rsid="0025a6a9"/>
    </style:style>
    <style:style style:name="T51" style:family="text">
      <style:text-properties style:font-name="Liberation Serif" officeooo:rsid="002c3de6"/>
    </style:style>
    <style:style style:name="T52" style:family="text">
      <style:text-properties style:font-name="Liberation Serif" fo:font-weight="normal" officeooo:rsid="0034ae43" style:font-weight-asian="normal" style:font-weight-complex="normal"/>
    </style:style>
    <style:style style:name="T53" style:family="text">
      <style:text-properties style:font-name="Liberation Serif" fo:font-weight="normal" officeooo:rsid="0036e2cb" style:font-weight-asian="normal" style:font-weight-complex="normal"/>
    </style:style>
    <style:style style:name="T54" style:family="text">
      <style:text-properties style:font-name="Liberation Serif" officeooo:rsid="00374f3e"/>
    </style:style>
    <style:style style:name="T55" style:family="text">
      <style:text-properties fo:font-style="italic"/>
    </style:style>
    <style:style style:name="T56" style:family="text">
      <style:text-properties fo:font-style="italic" officeooo:rsid="0014dc39"/>
    </style:style>
    <style:style style:name="T57" style:family="text">
      <style:text-properties fo:font-style="italic" style:font-style-asian="italic" style:font-style-complex="italic"/>
    </style:style>
    <style:style style:name="T58" style:family="text">
      <style:text-properties fo:font-style="italic" officeooo:rsid="00418c79" style:font-style-asian="italic" style:font-style-complex="italic"/>
    </style:style>
    <style:style style:name="T59" style:family="text">
      <style:text-properties fo:font-style="italic" style:text-underline-style="none" style:font-style-asian="italic" style:font-style-complex="italic"/>
    </style:style>
    <style:style style:name="T60" style:family="text">
      <style:text-properties officeooo:rsid="0014dc39"/>
    </style:style>
    <style:style style:name="T61" style:family="text">
      <style:text-properties officeooo:rsid="0015f109"/>
    </style:style>
    <style:style style:name="T62" style:family="text">
      <style:text-properties officeooo:rsid="0017609a"/>
    </style:style>
    <style:style style:name="T63" style:family="text">
      <style:text-properties officeooo:rsid="001a7b87"/>
    </style:style>
    <style:style style:name="T64" style:family="text">
      <style:text-properties officeooo:rsid="001ab893"/>
    </style:style>
    <style:style style:name="T65" style:family="text">
      <style:text-properties officeooo:rsid="001f22ab"/>
    </style:style>
    <style:style style:name="T66" style:family="text">
      <style:text-properties officeooo:rsid="0021366b"/>
    </style:style>
    <style:style style:name="T67" style:family="text">
      <style:text-properties officeooo:rsid="0023af09"/>
    </style:style>
    <style:style style:name="T68" style:family="text">
      <style:text-properties officeooo:rsid="0026cb8a"/>
    </style:style>
    <style:style style:name="T69" style:family="text">
      <style:text-properties officeooo:rsid="002888d8"/>
    </style:style>
    <style:style style:name="T70" style:family="text">
      <style:text-properties officeooo:rsid="0028aa22"/>
    </style:style>
    <style:style style:name="T71" style:family="text">
      <style:text-properties officeooo:rsid="0029fafc"/>
    </style:style>
    <style:style style:name="T72" style:family="text">
      <style:text-properties officeooo:rsid="002e70f6"/>
    </style:style>
    <style:style style:name="T73" style:family="text">
      <style:text-properties officeooo:rsid="00301ee8"/>
    </style:style>
    <style:style style:name="T74" style:family="text">
      <style:text-properties officeooo:rsid="0032caaf"/>
    </style:style>
    <style:style style:name="T75" style:family="text">
      <style:text-properties officeooo:rsid="0034ae43"/>
    </style:style>
    <style:style style:name="T76" style:family="text">
      <style:text-properties officeooo:rsid="003543f7"/>
    </style:style>
    <style:style style:name="T77" style:family="text">
      <style:text-properties officeooo:rsid="0036e2cb"/>
    </style:style>
    <style:style style:name="T78" style:family="text">
      <style:text-properties officeooo:rsid="00411a06"/>
    </style:style>
    <style:style style:name="T79" style:family="text">
      <style:text-properties officeooo:rsid="00418c79"/>
    </style:style>
    <style:style style:name="T80" style:family="text">
      <style:text-properties officeooo:rsid="0041d906"/>
    </style:style>
    <style:style style:name="T81" style:family="text">
      <style:text-properties officeooo:rsid="0044c246"/>
    </style:style>
    <style:style style:name="T82" style:family="text">
      <style:text-properties officeooo:rsid="004822f7"/>
    </style:style>
    <style:style style:name="T83" style:family="text">
      <style:text-properties officeooo:rsid="0049617a"/>
    </style:style>
    <style:style style:name="T84" style:family="text">
      <style:text-properties officeooo:rsid="004e7d04"/>
    </style:style>
    <style:style style:name="T85" style:family="text">
      <style:text-properties officeooo:rsid="0051e814"/>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Kodierungsguideline für das Labeln von <text:span text:style-name="T78">(Nachrichten-) </text:span>Artikeln</text:p>
      <text:p text:style-name="P50">Von David Pelkmann (david.pelkmann@fh-bielefeld.de)</text:p>
      <text:p text:style-name="P48"/>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52"><text:a xlink:type="simple" xlink:href="#__RefHeading___Toc2482_3352424388" text:style-name="Index_20_Link" text:visited-style-name="Index_20_Link">Vorwort<text:tab/>1</text:a></text:p>
          <text:p text:style-name="P52"><text:a xlink:type="simple" xlink:href="#__RefHeading___Toc2479_3352424388" text:style-name="Index_20_Link" text:visited-style-name="Index_20_Link">Leitpunkte<text:tab/>2</text:a></text:p>
          <text:p text:style-name="P52"><text:a xlink:type="simple" xlink:href="#__RefHeading___Toc510_2041832158" text:style-name="Index_20_Link" text:visited-style-name="Index_20_Link">Kategorien<text:tab/>2</text:a></text:p>
          <text:p text:style-name="P51"><text:a xlink:type="simple" xlink:href="#__RefHeading___Toc512_2041832158" text:style-name="Index_20_Link" text:visited-style-name="Index_20_Link">Nationale Politik<text:tab/>2</text:a></text:p>
          <text:p text:style-name="P51"><text:a xlink:type="simple" xlink:href="#__RefHeading___Toc514_2041832158" text:style-name="Index_20_Link" text:visited-style-name="Index_20_Link">Internationale Politik<text:tab/>2</text:a></text:p>
          <text:p text:style-name="P51"><text:a xlink:type="simple" xlink:href="#__RefHeading___Toc516_2041832158" text:style-name="Index_20_Link" text:visited-style-name="Index_20_Link">Wirtschaft<text:tab/>2</text:a></text:p>
          <text:p text:style-name="P51"><text:a xlink:type="simple" xlink:href="#__RefHeading___Toc518_2041832158" text:style-name="Index_20_Link" text:visited-style-name="Index_20_Link">Sport<text:tab/>3</text:a></text:p>
          <text:p text:style-name="P51"><text:a xlink:type="simple" xlink:href="#__RefHeading___Toc520_2041832158" text:style-name="Index_20_Link" text:visited-style-name="Index_20_Link">Unglücke/Unfälle<text:tab/>3</text:a></text:p>
          <text:p text:style-name="P51"><text:a xlink:type="simple" xlink:href="#__RefHeading___Toc522_2041832158" text:style-name="Index_20_Link" text:visited-style-name="Index_20_Link">Recht/Kriminalität<text:tab/>4</text:a></text:p>
          <text:p text:style-name="P51"><text:a xlink:type="simple" xlink:href="#__RefHeading___Toc524_2041832158" text:style-name="Index_20_Link" text:visited-style-name="Index_20_Link">Wissenschaft, Technik, Forschung<text:tab/>4</text:a></text:p>
          <text:p text:style-name="P51"><text:a xlink:type="simple" xlink:href="#__RefHeading___Toc526_2041832158" text:style-name="Index_20_Link" text:visited-style-name="Index_20_Link">Gesundheit, Soziales<text:tab/>5</text:a></text:p>
          <text:p text:style-name="P51"><text:a xlink:type="simple" xlink:href="#__RefHeading___Toc528_2041832158" text:style-name="Index_20_Link" text:visited-style-name="Index_20_Link">Familie, Bildung, Erziehung<text:tab/>6</text:a></text:p>
          <text:p text:style-name="P51"><text:a xlink:type="simple" xlink:href="#__RefHeading___Toc530_2041832158" text:style-name="Index_20_Link" text:visited-style-name="Index_20_Link">Religion<text:tab/>8</text:a></text:p>
          <text:p text:style-name="P51"><text:a xlink:type="simple" xlink:href="#__RefHeading___Toc532_2041832158" text:style-name="Index_20_Link" text:visited-style-name="Index_20_Link">Umwelt, Natur<text:tab/>8</text:a></text:p>
          <text:p text:style-name="P51"><text:a xlink:type="simple" xlink:href="#__RefHeading___Toc534_2041832158" text:style-name="Index_20_Link" text:visited-style-name="Index_20_Link">Verkehrssysteme<text:tab/>9</text:a></text:p>
          <text:p text:style-name="P51"><text:a xlink:type="simple" xlink:href="#__RefHeading___Toc536_2041832158" text:style-name="Index_20_Link" text:visited-style-name="Index_20_Link">Krieg, Terror (und Terrorismus)<text:tab/>10</text:a></text:p>
          <text:p text:style-name="P51"><text:a xlink:type="simple" xlink:href="#__RefHeading___Toc538_2041832158" text:style-name="Index_20_Link" text:visited-style-name="Index_20_Link">Territoriale Fragen, Sicherheit, Verteidigung (Militärwesen)<text:tab/>11</text:a></text:p>
          <text:p text:style-name="P51"><text:a xlink:type="simple" xlink:href="#__RefHeading___Toc540_2041832158" text:style-name="Index_20_Link" text:visited-style-name="Index_20_Link">Kultur<text:tab/>12</text:a></text:p>
          <text:p text:style-name="P51"><text:a xlink:type="simple" xlink:href="#__RefHeading___Toc542_2041832158" text:style-name="Index_20_Link" text:visited-style-name="Index_20_Link">Medien<text:tab/>13</text:a></text:p>
          <text:p text:style-name="P51"><text:a xlink:type="simple" xlink:href="#__RefHeading___Toc544_2041832158" text:style-name="Index_20_Link" text:visited-style-name="Index_20_Link">„Human-Interest“ (Prominenz, Essen, Sexualität, ...)<text:tab/>13</text:a></text:p>
          <text:p text:style-name="P51"><text:a xlink:type="simple" xlink:href="#__RefHeading___Toc546_2041832158" text:style-name="Index_20_Link" text:visited-style-name="Index_20_Link">Kein Punkt zutreffend<text:tab/>13</text:a></text:p>
          <text:p text:style-name="P52"><text:a xlink:type="simple" xlink:href="#__RefHeading___Toc2477_3352424388" text:style-name="Index_20_Link" text:visited-style-name="Index_20_Link">Beispiele<text:tab/>13</text:a></text:p>
        </text:index-body>
      </text:table-of-content>
      <text:p text:style-name="P49"/>
      <text:h text:style-name="P60" text:outline-level="1"><text:bookmark-start text:name="__RefHeading___Toc2482_3352424388"/>Vorwort<text:bookmark-end text:name="__RefHeading___Toc2482_3352424388"/></text:h>
      <text:p text:style-name="P17">Diese Guideline ist als Grundsatzleitlinie für das Kategorisieren von (Nachrichten-)Artikel zu verstehen. Der nachfolgende Abschnitt <text:span text:style-name="T57">-Leitpunkte</text:span><text:span text:style-name="T59">-</text:span> listet <text:span text:style-name="T83">die </text:span>Punkte auf, nach welchen Kriterien die Artikel kategorisiert werden sollen. Diese Liste ist <text:span text:style-name="T82">nicht vollständig. Finden Sie Unklarheiten oder haben Probleme bei der Kategorisierung, melden Sie sich bei dem Autor, damit diese Probleme beseitigt werden können und die Liste erweitert werden kann (</text:span><text:a xlink:type="simple" xlink:href="mailto:david.pelkmann@fh-bielefeld.de" text:style-name="Internet_20_link" text:visited-style-name="Visited_20_Internet_20_Link"><text:span text:style-name="T82">david.pelkmann@fh-bielefeld.de</text:span></text:a><text:span text:style-name="T82">).</text:span></text:p>
      <text:p text:style-name="P18">In dem Abschnitt <text:span text:style-name="T59">-Kategorien-</text:span> werden alle Kategorien aufgelistet. Für jede Kategorie sind Definitionen zu finden. Nach diesen Definitionen sollen die Artikel kategorisiert werden.</text:p>
      <text:p text:style-name="P18"/>
      <text:h text:style-name="P60" text:outline-level="1"><text:bookmark-start text:name="__RefHeading___Toc2479_3352424388"/><text:soft-page-break/>Leitpunkte<text:bookmark-end text:name="__RefHeading___Toc2479_3352424388"/></text:h>
      <text:list xml:id="list1626372562" text:style-name="L1">
        <text:list-item>
          <text:p text:style-name="P53">Generell gilt bei der Kategorisierung: Der Fokus des Artikels ist ausschlaggebend für die Zuweisung einer Kategorie. Hoher Gradmesser für den Fokus eines Artikels ist der Lead, welcher zwischen der Informationsschlagzeile und dem ausführlichen Bericht die Funktion einer Zusammenfassung übernimmt.</text:p>
        </text:list-item>
        <text:list-item>
          <text:p text:style-name="P55"><text:span text:style-name="T79">Leitartikel und vergleichbare Artikel, die einen sehr großen Verbund an Kategorien ansprechen, müssen der Kategorie -</text:span><text:span text:style-name="T58">kein Punkt zutreffend-</text:span><text:span text:style-name="T79"> zugewiesen werden.</text:span></text:p>
        </text:list-item>
        <text:list-item>
          <text:p text:style-name="P54">Schilderun<text:span text:style-name="T84">g</text:span> eines <text:span text:style-name="T80">Unglücks selbst</text:span> <text:span text:style-name="T80">=&gt; Kategorie: Unglücke/Unfälle</text:span></text:p>
        </text:list-item>
        <text:list-item>
          <text:p text:style-name="P56">Rechtliche <text:span text:style-name="T84">A</text:span>ufarbeitung =&gt; Kategorie: Recht</text:p>
        </text:list-item>
        <text:list-item>
          <text:p text:style-name="P56">Politische Schlussfolgerung =&gt; Kategorie nationale <text:span text:style-name="T81">oder </text:span>internationale Politik</text:p>
        </text:list-item>
        <text:list-item>
          <text:p text:style-name="P58">Satire-Artikel =&gt; Kein Punkt zutreffend</text:p>
        </text:list-item>
        <text:list-item>
          <text:p text:style-name="P59">Bei Artikeln, welche nicht komplett angezeigt werden (z.B. durch Welt+ oder Bild+ Angebote) oder nur eine Übersichtsseite angezeit wird =&gt; Kein Punkt zutreffend</text:p>
        </text:list-item>
      </text:list>
      <text:h text:style-name="P61" text:outline-level="1"><text:bookmark-start text:name="__RefHeading___Toc510_2041832158"/>Kategorien<text:bookmark-end text:name="__RefHeading___Toc510_2041832158"/></text:h>
      <text:h text:style-name="P63" text:outline-level="2"><text:bookmark-start text:name="__RefHeading___Toc512_2041832158"/>Nationale Politik <text:bookmark-end text:name="__RefHeading___Toc512_2041832158"/></text:h>
      <text:p text:style-name="P1">Hierrunter fallen Artikel, <text:span text:style-name="T1">bei welchen der Fokus auf nationale Politik liegt. Dabei ist das Land, über welches geschrieben wird, irrelevant. Wenn über französische National-Politik geschrieben wird, fällt es genauso in diese Kategorie, als wenn über deutsche National-Politik geschrieben wird. <text:s/>Für Deutschland wären das z.B. jegliche Artikel über die dt. Regierung, dt. Opposition, dt. Parteien, dt. Politikern, (...) auf sämtlichen dt. Politikebenen (Kommunal, Kreis, Bezirk, Land, Bund).</text:span></text:p>
      <text:p text:style-name="P3"><text:span text:style-name="T5">Brockhaus:</text:span> <text:a xlink:type="simple" xlink:href="https://brockhaus.de/ecs/permalink/53F87EF93B468FF91C26CAD2B456E2D0.pdf" text:style-name="Internet_20_link" text:visited-style-name="Visited_20_Internet_20_Link">https://brockhaus.de/ecs/permalink/53F87EF93B468FF91C26CAD2B456E2D0.pdf</text:a></text:p>
      <text:h text:style-name="P63" text:outline-level="2"><text:bookmark-start text:name="__RefHeading___Toc514_2041832158"/>Internationale Politik<text:bookmark-end text:name="__RefHeading___Toc514_2041832158"/></text:h>
      <text:p text:style-name="P2">Internationale Politik beschreibt den Bereich <text:span text:style-name="T2">der Politik</text:span>, in dem Staaten politische Beziehungen zu anderen Staaten unterhalten. Somit fallen die Artikel in diese Kategorie, in welche der Fokus auf diese Beziehungen liegt. <text:span text:style-name="T20">Dies wären z.B. Artikel über die EU, NATO, Deutsch-Französischer Politik, ...</text:span></text:p>
      <text:p text:style-name="P3"><text:span text:style-name="T5">Wikipedia:</text:span> https://de.wikipedia.org/w/index.php?title=Internationale_Politik&amp;oldid=185448977</text:p>
      <text:h text:style-name="P63" text:outline-level="2"><text:bookmark-start text:name="__RefHeading___Toc516_2041832158"/>Wirtschaft<text:bookmark-end text:name="__RefHeading___Toc516_2041832158"/></text:h>
      <text:p text:style-name="P7">Der Begriff <text:span text:style-name="T5">Wirtschaft</text:span> wird definiert durch:</text:p>
      <text:p text:style-name="P20"><text:span text:style-name="T22">Wirtschaft</text:span><text:span text:style-name="T21"> oder </text:span><text:span text:style-name="T22">Ökonomie</text:span><text:span text:style-name="T21"> ist die Gesamtheit aller Einrichtungen und Handlungen, die der planvollen Befriedigung der Bedürfnisse dienen. Zu den wirtschaftlichen Einrichtungen gehören Unternehmen, private und öffentliche Haushalte, zu den Handlungen des Wirtschaftens Herstellung, Absatz, Tausch, Konsum, Umlauf, Verteilung und Recycling/Entsorgung von Gütern. Solche Zusammenhänge bestehen zum Beispiel auf welt-, volks-, stadt-, betriebs- und hauswirtschaftlicher Ebene. </text:span><text:span text:style-name="T38">[</text:span><text:a xlink:type="simple" xlink:href="https://de.wikipedia.org/w/index.php?title=Wirtschaft&amp;oldid=186507144" text:style-name="Internet_20_link" text:visited-style-name="Visited_20_Internet_20_Link"><text:span text:style-name="T38">https://</text:span></text:a><text:soft-page-break/><text:a xlink:type="simple" xlink:href="https://de.wikipedia.org/w/index.php?title=Wirtschaft&amp;oldid=186507144" text:style-name="Internet_20_link" text:visited-style-name="Visited_20_Internet_20_Link"><text:span text:style-name="T38">de.wikipedia.org/w/index.php?title=Wirtschaft&amp;oldid=186507144</text:span></text:a><text:span text:style-name="T38">]</text:span></text:p>
      <text:p text:style-name="P23"><text:span text:style-name="T38">L</text:span><text:span text:style-name="T21">iegt ein Artikel mit dem Fokus auf (mindestens) einem Bereich dieser Definition, gehört er in die Kategorie </text:span><text:span text:style-name="T23">Wirtschaft</text:span><text:span text:style-name="T21">.</text:span></text:p>
      <text:p text:style-name="P9"><text:span text:style-name="T6">Brockhaus:</text:span><text:span text:style-name="T3"> </text:span><text:a xlink:type="simple" xlink:href="https://brockhaus.de/ecs/permalink/A6A224B6751873CAEB307E3F351EB50C.pdf" text:style-name="Internet_20_link" text:visited-style-name="Visited_20_Internet_20_Link">https://brockhaus.de/ecs/permalink/A6A224B6751873CAEB307E3F351EB50C.pdf</text:a></text:p>
      <text:h text:style-name="P63" text:outline-level="2"><text:bookmark-start text:name="__RefHeading___Toc518_2041832158"/>Sport<text:bookmark-end text:name="__RefHeading___Toc518_2041832158"/></text:h>
      <text:p text:style-name="P8">Der Begriff <text:span text:style-name="T7">Sport</text:span> wird definiert durch:</text:p>
      <text:p text:style-name="P19"><text:span text:style-name="T38">Sammelbezeichnung für die an spielerischer Selbstentfaltung sowie am Leistungsstreben ausgerichteten vielgestaltigen Formen körperlicher Betätigung, die sowohl der geistigen und körperlicher Beweglichkeit als auch dem allgemeinen Wohlbefinden dienen sollen. Sportliche Aktivitäten werden zumeist um ihrer selbst willen und aus Interesse an der Überwindung von in erster Linie physische, aber auch psychische Herausforderungen unternommen, ihre Ausübung kann aber auch berufsartige Züge annehmen, ja zum Beruf werden. Eine wesentliche Rolle kommt der spielbetonten individuellen und nicht organisierten Freude an der Selbststeigerung ohne Wettkampfstreben zu; daneben steht der überwiegend regelgebundene, im Rahmen von eigens dazu bestimmten Organisationen durchgeführte freiwillige Leistungsvergleich auf unterschiedlichen Ebenen </text:span><text:span text:style-name="T40">[</text:span><text:a xlink:type="simple" xlink:href="https://brockhaus.de/ecs/permalink/321434000140756E4DEC280535E560E8.pdf" text:style-name="Internet_20_link" text:visited-style-name="Visited_20_Internet_20_Link"><text:span text:style-name="T39">https://brockhaus.de/ecs/permalink/321434000140756E4DEC280535E560E8.pdf</text:span></text:a><text:span text:style-name="T39">]</text:span></text:p>
      <text:p text:style-name="P24"><text:span text:style-name="T38">L</text:span><text:span text:style-name="T21">iegt ein Artikel mit dem Fokus auf (mindestens) eine</text:span><text:span text:style-name="T41">n</text:span><text:span text:style-name="T21"> Bereich dieser Definition, gehört er in die Kategorie </text:span><text:span text:style-name="T24">Sport</text:span><text:span text:style-name="T21">.</text:span></text:p>
      <text:h text:style-name="P63" text:outline-level="2"><text:bookmark-start text:name="__RefHeading___Toc520_2041832158"/>Unglücke/Unfälle<text:bookmark-end text:name="__RefHeading___Toc520_2041832158"/></text:h>
      <text:p text:style-name="P11">Der Begriff <text:span text:style-name="T5">Unfall</text:span> wird definiert durch:</text:p>
      <text:p text:style-name="P19">Unfall, unvorhergesehenes, plötzliches, von außen einwirkendes, örtlich und zeitlich begrenztes Ereignis, durch das eine körperliche und/oder psychische Verletzung (Trauma), gegebenenfalls mit Todesfolge, hervorgerufen wird. Die Ursache von Sachschäden wird als Schadensereignis bezeichnet. Mit dem Unfall beschäftigen sich die Unfall- und Sicherheitsforschung, die u. a. in Beschreiben, Erklären und Vorhersagen von Unfällen und Beheben von Unfallursachen gegliedert werden. Zum Verständnis der komplexen Zusammenhänge von Unfällen dienen interdisziplinäre Untersuchungen, in denen technische, medizinische, soziologische, ökonomische und psychologische Aspekte berücksichtigt werden. [<text:a xlink:type="simple" xlink:href="https://brockhaus.de/ecs/permalink/7AF1962D606FE87010C39CD6926EBB5C.pdf" text:style-name="Internet_20_link" text:visited-style-name="Visited_20_Internet_20_Link">https://brockhaus.de/ecs/permalink/7AF1962D606FE87010C39CD6926EBB5C.pdf</text:a>]</text:p>
      <text:p text:style-name="P12">Der Begriff <text:span text:style-name="T5">Naturkatastrophen</text:span> wird definiert durch</text:p>
      <text:p text:style-name="P19">Naturkatastrophen, Sammelbezeichnung für alle extremen Naturereignisse, die nicht nur zu großen Schäden in der Natur, sondern v. a. an vom Menschen geschaffenen Bauwerken und Infrastrukturen sowie zu zahlreichen Todesopfern, Verletzten und Obdachlosen führen (»Naturkatastrophen sind Kulturkatastrophen«). [<text:a xlink:type="simple" xlink:href="https://brockhaus.de/ecs/permalink/26AFA8FD6839A08D1CE70A51ACB5228E.pdf" text:style-name="Internet_20_link" text:visited-style-name="Visited_20_Internet_20_Link">https://brockhaus.de/ecs/permalink/26AFA8FD6839A08D1CE70A51ACB5228E.pdf</text:a>]</text:p>
      <text:p text:style-name="P12">Der Begriff <text:span text:style-name="T5">Unglück</text:span> wird definiert durch</text:p>
      <text:p text:style-name="P19"><text:span text:style-name="T4">Unglück</text:span> (von mittelhochdeutsch <text:span text:style-name="T55">gelücke</text:span> als ‚Art, wie etwas schließt, ausgeht oder <text:soft-page-break/>endet‘ bzw. ‚was gut ausläuft‘; vgl. englisch <text:span text:style-name="T55">luck</text:span>)<text:bookmark text:name="cite_ref-1"/><text:a xlink:type="simple" xlink:href="https://de.wikipedia.org/wiki/Unglück#cite_note-1" text:style-name="Internet_20_link" text:visited-style-name="Visited_20_Internet_20_Link">[1]</text:a> bezeichnet sowohl einen anhaltenden emotionalen Zustand des <text:span text:style-name="T4">Unglücklichseins</text:span>, z. B. einen anhaltenden Gram,<text:bookmark text:name="cite_ref-2"/><text:a xlink:type="simple" xlink:href="https://de.wikipedia.org/wiki/Unglück#cite_note-2" text:style-name="Internet_20_link" text:visited-style-name="Visited_20_Internet_20_Link">[2]</text:a> als auch etwas <text:span text:style-name="T55">Unheil Bringendes</text:span>, meist ein plötzlich hereinbrechendes, schlimmes Ereignis, und kann sich auf einen <text:a xlink:type="simple" xlink:href="https://de.wikipedia.org/wiki/Unfall" text:style-name="Internet_20_link" text:visited-style-name="Visited_20_Internet_20_Link">Unfall</text:a>, eine <text:a xlink:type="simple" xlink:href="https://de.wikipedia.org/wiki/Komplikation" text:style-name="Internet_20_link" text:visited-style-name="Visited_20_Internet_20_Link">Komplikation</text:a> oder eine <text:a xlink:type="simple" xlink:href="https://de.wikipedia.org/wiki/Katastrophe" text:style-name="Internet_20_link" text:visited-style-name="Visited_20_Internet_20_Link">Katastrophe</text:a> beziehen. [<text:a xlink:type="simple" xlink:href="https://de.wikipedia.org/w/index.php?title=Unglück&amp;oldid=177907421" text:style-name="Internet_20_link" text:visited-style-name="Visited_20_Internet_20_Link">https://de.wikipedia.org/w/index.php?title=Ungl</text:a><text:a xlink:type="simple" xlink:href="https://de.wikipedia.org/w/index.php?title=Unglück&amp;oldid=177907421" text:style-name="Internet_20_link" text:visited-style-name="Visited_20_Internet_20_Link">%C3%BCck&amp;oldid=177907421</text:a>]</text:p>
      <text:p text:style-name="P25"><text:span text:style-name="T38">L</text:span><text:span text:style-name="T21">iegt ein Artikel mit dem Fokus auf (mindestens) eine</text:span><text:span text:style-name="T41">n</text:span><text:span text:style-name="T21"> Bereich </text:span><text:span text:style-name="T41">einer </text:span><text:span text:style-name="T21">dieser Definition</text:span><text:span text:style-name="T41">en</text:span><text:span text:style-name="T21">, gehört er in die Kategorie </text:span><text:span text:style-name="T25">Unglücke/Unfälle</text:span><text:span text:style-name="T21">.</text:span></text:p>
      <text:h text:style-name="P64" text:outline-level="2"><text:bookmark-start text:name="__RefHeading___Toc522_2041832158"/>Recht/Kriminalität<text:bookmark-end text:name="__RefHeading___Toc522_2041832158"/></text:h>
      <text:p text:style-name="P13">Der Begriff <text:span text:style-name="T5">Recht</text:span> wird definiert durch</text:p>
      <text:p text:style-name="P19">Recht, im objektiven Sinn die Gesamtheit staatlich institutionalisierter Regeln, die zueinander in einer gestuften Ordnung stehen und menschliches Verhalten anleiten oder beeinflussen (Rechtsordnung). Als Recht im subjektiven Sinn wird dagegen der Anspruch bezeichnet, der für einen Berechtigten aus dem objektiven Recht erwächst. Das Recht als solches steht wie der Staat unter ständigem Legitimationszwang, den es zum einen durch seine demokratische Entstehung beziehungsweise Bekräftigung, zum anderen durch eine sach- und interessengerechte Problembewältigung zu lösen sucht. [<text:a xlink:type="simple" xlink:href="https://brockhaus.de/ecs/permalink/884BA88A0C6D396A34944197372BEA60.pdf" text:style-name="Internet_20_link" text:visited-style-name="Visited_20_Internet_20_Link">https://brockhaus.de/ecs/permalink/884BA88A0C6D396A34944197372BEA60.pdf</text:a>]</text:p>
      <text:p text:style-name="P13">Der Begriff <text:span text:style-name="T5">Kriminalität</text:span> wird definiert durch</text:p>
      <text:p text:style-name="P19"><text:span text:style-name="T60">Kriminalität [von lateinisch criminalis »ein Verbrechen betreffend«, zu crimen »Vergehen«, »Verbrechen«] </text:span><text:span text:style-name="T56">die, -, </text:span><text:span text:style-name="T60">die Gesamtheit strafrechtlich missbilligter Verhaltensweisen, die in einer Gesellschaft tatsächlich aufgetreten sind (Verbrechen und Vergehen), als soziales Massenphänomen, das einer Beschreibung nach Umfang, Raum, Zeit, Entwicklung und Struktur (Art, Schwere, Begehungsort, Begehungsweise, Täter- oder Opfermerkmale) zugänglich ist und auch nach unterschiedlichen Gemeinsamkeiten unterteilt betrachtet wird, z. B. Jugendkriminalität, Wirtschaftskriminalität. In Abgrenzung zur Kriminalität als einer Gesamtheit mit Strafe bedrohter Verhaltensweisen ist die Straftat eine einzelne durch Strafgesetz missbilligte Handlung; beiden Erscheinungen widmet sich die Kriminologie. [</text:span><text:a xlink:type="simple" xlink:href="https://brockhaus.de/ecs/permalink/1E10D91A541E30D31C51BA2C76E831B4.pdf" text:style-name="Internet_20_link" text:visited-style-name="Visited_20_Internet_20_Link"><text:span text:style-name="T60">https://brockhaus.de/ecs/permalink/1E10D91A541E30D31C51BA2C76E831B4.pdf</text:span></text:a><text:span text:style-name="T60">]</text:span></text:p>
      <text:p text:style-name="P26"><text:span text:style-name="T38">L</text:span><text:span text:style-name="T21">iegt ein Artikel mit dem Fokus auf (mindestens) eine</text:span><text:span text:style-name="T41">n</text:span><text:span text:style-name="T21"> Bereich </text:span><text:span text:style-name="T41">einer </text:span><text:span text:style-name="T21">dieser Definition</text:span><text:span text:style-name="T41">en</text:span><text:span text:style-name="T21">, gehört er in die Kategorie </text:span><text:span text:style-name="T26">Recht/Kriminalität</text:span><text:span text:style-name="T21">.</text:span></text:p>
      <text:h text:style-name="P64" text:outline-level="2"><text:bookmark-start text:name="__RefHeading___Toc524_2041832158"/>Wissenschaft, Technik, Forschung<text:bookmark-end text:name="__RefHeading___Toc524_2041832158"/></text:h>
      <text:p text:style-name="P14">Der Begriff <text:span text:style-name="T5">Wissenschaft</text:span> wird definiert durch</text:p>
      <text:p text:style-name="P19">Die Wissenschaft ist die Gesamtheit des menschlichen Wissens einer Epoche, das systematisch gesammelt, aufbewahrt, gelehrt und überliefert wird inklusive der Erkenntnisarbeit.</text:p>
      <text:p text:style-name="P19">Zur Wissenschaft zählen auch die Erfahrungen und Erkenntnisse, die zur Gewinnung dieses Wissens führt, sowie ihr institutioneller Rahmen in Forschung und Lehre. Sie beschäftigt sich mit kausalen Zusammenhängen und Gesetzmäßigkeiten der Natur, Technik, der Gesellschaft und des Denkens.</text:p>
      <text:p text:style-name="P19"><text:soft-page-break/>Die Wissenschaft ist in zahlreiche Einzelwissenschaften unterteilt. Sie können unterschieden werden nach dem Gegenstand, den sie untersuchen (vor allem <text:span text:style-name="T55">Naturwissenschaften</text:span> und <text:span text:style-name="T55">Geisteswissenschaften</text:span>) und/oder der Methode, nach der sie ihre Erkenntnisse gewinnen. Dabei werden z. B. exakte Wissenschaften wie die Physik, Chemie, Astronomie oder Geologie, die die »Welt« mithilfe möglichst mathematisch fassbarer Gesetze zu <text:span text:style-name="Strong_20_Emphasis"><text:span text:style-name="T55">erklären</text:span></text:span> versuchen, von hermeneutisch-interpretativen Wissenschaften wie den Philologien oder der Geschichtswissenschaft unterschieden, die die geistigen, künstlerischen und politischen Leistungen der Menschen in ihren Zusammenhängen <text:span text:style-name="Strong_20_Emphasis"><text:span text:style-name="T55">verstehen</text:span></text:span> wollen. <text:span text:style-name="T61">[</text:span><text:a xlink:type="simple" xlink:href="https://brockhaus.de/ecs/permalink/D10FEA9C976CFE0B5F6AA8351D00EC89.pdf" text:style-name="Internet_20_link" text:visited-style-name="Visited_20_Internet_20_Link"><text:span text:style-name="T61">https://brockhaus.de/ecs/permalink/D10FEA9C976CFE0B5F6AA8351D00EC89.pdf</text:span></text:a><text:span text:style-name="T61">]</text:span></text:p>
      <text:p text:style-name="P14">Der Begriff <text:span text:style-name="T5">Technik</text:span> wird definiert durch </text:p>
      <text:p text:style-name="P19">Technik [französisch technique »kunstfertig«, »handwerksmäßig«, von gleichbedeutend griechisch technikós, zu téchnē »Handwerk«, »Kunstfertigkeit«], im weiteren Sinn eine besondere Art des Vorgehens oder der Ausführung einer Handlung (z. B. Maltechnik); im engeren Sinn die Menge der industriell (zum Teil auch handwerklich) produzierten, also künstlichen, materiellen Gebilde (Werkzeuge, Maschinen, Apparate, Bauwerke u. a.). Die neuere interdisziplinäre Technikforschung bevorzugt einen Technikbegriff, der beinhaltet: </text:p>
      <text:list xml:id="list2025977679" text:style-name="L2">
        <text:list-item>
          <text:p text:style-name="P65">die Menge der nutzenorientierten, künstlichen, materiellen Gebilde (Artefakte oder technische Sachsysteme);</text:p>
        </text:list-item>
        <text:list-item>
          <text:p text:style-name="P65">die Menge menschlicher Handlungen und Einrichtungen, in denen Sachsysteme entstehen; </text:p>
        </text:list-item>
        <text:list-item>
          <text:p text:style-name="P65">die Menge menschlicher Handlungen, in denen Sachsysteme verwendet werden.</text:p>
        </text:list-item>
      </text:list>
      <text:p text:style-name="P19">Technik bezeichnet also nicht nur die von Menschen gefertigten Gegenstände, sondern auch deren Entstehungs- und Verwendungszusammenhänge und die dafür erforderlichen besonderen Fertigkeiten. Technik ist in diesem Sinne kein isolierter, selbstständiger Bereich, sondern eng mit Wirtschaft, Gesellschaft, Politik und Kultur verflochten. <text:span text:style-name="T61">[</text:span><text:a xlink:type="simple" xlink:href="https://brockhaus.de/ecs/permalink/50FD40C76357B8D4B64A98BC133BDD3E.pdf" text:style-name="Internet_20_link" text:visited-style-name="Visited_20_Internet_20_Link"><text:span text:style-name="T61">https://brockhaus.de/ecs/permalink/50FD40C76357B8D4B64A98BC133BDD3E.pdf</text:span></text:a><text:span text:style-name="T61">]</text:span></text:p>
      <text:p text:style-name="P15">Der Begriff <text:span text:style-name="T5">Forschung</text:span> wird definiert durch</text:p>
      <text:p text:style-name="P19">Forschung, die systematische Suche nach Neuem mit wissenschaftlichen Methoden. Im engeren Sinn handelt es sich dabei um die planmäßige und zielgerichtete Suche nach neuen Erkenntnissen in einem bestimmten Wissensgebiet; dazu zählt auch die Suche nach Möglichkeiten zu deren Prüfung. Im weiteren Sinn bezeichnet Forschung die Gesamtheit aller methodisch-systematischen und schöpferisch-geistigen Bemühungen, die das Gewinnen neuer, allgemein nachprüfbarer Erkenntnisse in allen Bereichen der Wissenschaft ermöglichen. Dies schließt die verwendeten Methoden und Techniken ebenso ein wie das Netzwerk der beteiligten Personen und Institutionen. Auch die kritische Überprüfung herrschender Lehrmeinungen und die Lösung komplexer Probleme sind Forschungsgegenstand. <text:span text:style-name="T62">[</text:span><text:a xlink:type="simple" xlink:href="https://brockhaus.de/ecs/permalink/637379C37AF5DEB14BB3A94E7D7C04BC.pdf" text:style-name="Internet_20_link" text:visited-style-name="Visited_20_Internet_20_Link"><text:span text:style-name="T62">https://brockhaus.de/ecs/permalink/637379C37AF5DEB14BB3A94E7D7C04BC.pdf</text:span></text:a><text:span text:style-name="T62">]</text:span></text:p>
      <text:p text:style-name="P27"><text:span text:style-name="T38">L</text:span><text:span text:style-name="T21">iegt ein Artikel mit dem Fokus auf (mindestens) eine</text:span><text:span text:style-name="T41">n</text:span><text:span text:style-name="T21"> Bereich </text:span><text:span text:style-name="T41">einer </text:span><text:span text:style-name="T21">dieser Definition</text:span><text:span text:style-name="T41">en</text:span><text:span text:style-name="T21">, gehört er in die Kategorie </text:span><text:span text:style-name="T27">Wissenschaft, Technik, Forschung</text:span><text:span text:style-name="T21">.</text:span></text:p>
      <text:h text:style-name="P64" text:outline-level="2"><text:bookmark-start text:name="__RefHeading___Toc526_2041832158"/><text:soft-page-break/>Gesundheit, Soziales<text:bookmark-end text:name="__RefHeading___Toc526_2041832158"/></text:h>
      <text:p text:style-name="P4">Der Begriff <text:span text:style-name="T5">Gesundheit</text:span> wird definiert durch</text:p>
      <text:p text:style-name="P19">Gesundheit, das »normale« (beziehungsweise nicht »krankhafte«) subjektive Befinden, Aussehen und Verhalten sowie das Fehlen von der Norm abweichender ärztlicher Befunde. Gesundheit wird auch häufig entsprechend der Definition der Weltgesundheitsorganisation (WHO) von 1948 interpretiert. Diese beschreibt Gesundheit als Zustand des vollkommenen physischen, psychischen und sozialen Wohlbefindens und nicht nur als Abwesenheit von Krankheit. <text:span text:style-name="T63">[</text:span><text:a xlink:type="simple" xlink:href="https://brockhaus.de/ecs/permalink/3B7F9455F44E855871BFC46AE4FDC7DA.pdf" text:style-name="Internet_20_link" text:visited-style-name="Visited_20_Internet_20_Link"><text:span text:style-name="T63">https://brockhaus.de/ecs/permalink/3B7F9455F44E855871BFC46AE4FDC7DA.pdf</text:span></text:a><text:span text:style-name="T63">]</text:span></text:p>
      <text:p text:style-name="P4">Der Begriff <text:span text:style-name="T8">Soziologie</text:span> wird definiert durch</text:p>
      <text:p text:style-name="P19">Soziologie <text:span text:style-name="T55">die, -, </text:span>Wissenschaft, die die Bedingungen und Formen menschlichen Zusammenlebens, die komplexen Struktur- und Funktionszusammenhänge der Gesellschaft und ihrer Institutionen in der geschichtlichen Entwicklung und in der Gegenwart systematisch untersucht und beschreibt. Ihr Gegenstandsbereich umfasst das gesamte soziale Handeln des Menschen, darin eingeschlossen die Beschäftigung mit sozialen Normen, Rollen und Handlungsmustern, Einstellungen, Wertorientierungen, mit regelgemäßem und abweichendem Verhalten, die Analyse sozialer Prozesse (sozialer Wandel, Mobilität, Konflikte), die Erforschung sozialer Lebensbereiche und Lebensalter sowie die Untersuchung sozialer Klassen und Schichten, sozialer Gebilde und Institutionen. Die wissenschaftliche Grundlegung der soziologischen Forschung ist Gegenstand der <text:span text:style-name="T55">allgemeinen Soziologie</text:span> (Klärung des wissenschaftlichen Gegenstandsbereiches, Formulierung der wissenschaftlichen Kategorien und Begriffe, der Methodologie, Theoriebildung); die problemorientierte Einzelforschung erfolgt im Rahmen zahlreicher <text:span text:style-name="T55">spezieller Soziologien</text:span> (z. B. Familien-, Jugend-, Alters-, Industrie-, Betriebs-, Medizin-, Militär-, Sport-, Religions-, Verkehrssoziologie). Charakteristische Themen soziologischer Forschung sind auch die Geschichte der Soziologie selbst und die vergleichende Analyse verschiedener Gesellschaftstheorien. <text:span text:style-name="T64">[</text:span><text:a xlink:type="simple" xlink:href="https://brockhaus.de/ecs/permalink/EF21CF4A4494DA071D087315FD2C5BCC.pdf" text:style-name="Internet_20_link" text:visited-style-name="Visited_20_Internet_20_Link"><text:span text:style-name="T64">https://brockhaus.de/ecs/permalink/EF21CF4A4494DA071D087315FD2C5BCC.pdf</text:span></text:a><text:span text:style-name="T64">]</text:span></text:p>
      <text:p text:style-name="P28"><text:span text:style-name="T38">L</text:span><text:span text:style-name="T21">iegt ein Artikel mit dem Fokus auf (mindestens) eine</text:span><text:span text:style-name="T41">n</text:span><text:span text:style-name="T21"> Bereich </text:span><text:span text:style-name="T41">einer </text:span><text:span text:style-name="T21">dieser Definition</text:span><text:span text:style-name="T41">en</text:span><text:span text:style-name="T21">, gehört er in die Kategorie </text:span><text:span text:style-name="T28">Gesundheit</text:span><text:span text:style-name="T42"> oder </text:span><text:span text:style-name="T43">Soziales</text:span><text:span text:style-name="T47">. Zudem gehört ein Artikel in die Kategorie Gesundheit, wenn es um den Erhalt dieser geht.</text:span></text:p>
      <text:h text:style-name="P64" text:outline-level="2"><text:bookmark-start text:name="__RefHeading___Toc528_2041832158"/>Familie, Bildung, Erziehung<text:bookmark-end text:name="__RefHeading___Toc528_2041832158"/></text:h>
      <text:p text:style-name="P5">Der Begriff <text:span text:style-name="T9">Familie</text:span> wird definiert durch</text:p>
      <text:p text:style-name="P19">Der Begriff Familie, abgeleitet vom lateinischen »familia«, verdrängte ab dem 18. Jahrhundert zunehmend den alten umfassenden Begriff des »Hauses«, der auch das ledige Gesinde mit einschloss. Obwohl also das Wort Familie vor 1800 in die deutsche Sprache eingegangen ist, gibt es bislang keine einheitliche Auffassung darüber, was man letztlich als Familie bezeichnen soll, weder im Alltag noch in der Wissenschaft. Häufig werden Familie und Verwandtschaft synonym gebraucht oder selbst auch die kinderlose Ehe als Familie bezeichnet. Überblickt man die in der Wissenschaft üblichen Definitionen von Familie, so betonen Autoren nicht selten entweder die gesamtgesellschaftliche Bedeutung der Familie oder ihren Gruppencharakter, obwohl die Familienforschung beide Aspekte zu erfassen hat und zu erfassen bemüht ist. <text:span text:style-name="T65">[</text:span><text:a xlink:type="simple" xlink:href="https://brockhaus.de/ecs/enzy/article/familie/zur-begrifflichkeit-von-familie" text:style-name="Internet_20_link" text:visited-style-name="Visited_20_Internet_20_Link"><text:span text:style-name="T65">https://brockhaus.de/ecs/enzy/article/familie/zur-begrifflichkeit-von-familie</text:span></text:a><text:span text:style-name="T65">]</text:span></text:p>
      <text:p text:style-name="P6"><text:soft-page-break/>Der Begriff <text:span text:style-name="T10">Bildung</text:span> wird definiert durch</text:p>
      <text:p text:style-name="P19">Bildung, ein Grundbegriff insbesondere der Philosophie und Pädagogik, der als Begriff im deutschen Sprachgebiet seit dem 18. Jahrhundert nachgewiesen ist. Er gehört zu den historisch-kulturellen Besonderheiten der deutschen Sprache, alltagssprachlich und wissenschaftlich vielfältig, ja inflationär verwendet, schon historisch ebenso als Formel zur politischen Auseinandersetzung wie als analytische Kategorie gebraucht, wird er auch heute nicht im Konsens bestimmt, sondern höchst kontrovers in seiner Sinnhaftigkeit und Bedeutung diskutiert. </text:p>
      <text:p text:style-name="P19">Systematisch gesehen bezeichnet Bildung seit dem Ursprung mehrere, nicht auf einander reduzierbare, obwohl im Zusammenhang thematisierbare Sachverhalte: </text:p>
      <text:list xml:id="list1400740699" text:style-name="L3">
        <text:list-item>
          <text:p text:style-name="P66">Bildung steht für den Prozess der Selbstkonstruktion des Menschen im Lebenslauf, die dafür relevante kulturelle Norm, die historisch-spezifische Form und das Ergebnis der Aneignung von Welt.</text:p>
        </text:list-item>
        <text:list-item>
          <text:p text:style-name="P66">Bildung wird benutzt, um die Prinzipien der institutionellen Ordnung gesellschaftlich organisierter Lehr- und Lernprozesse von der Elementarbildung bis ins Erwachsenenalter vorzugeben.</text:p>
        </text:list-item>
        <text:list-item>
          <text:p text:style-name="P66">Bildung fungiert als Leitbegriff, in dem die deutsche Gesellschaft ihr Bild von sich selbst, ihre Tradition und ihre Zukunftsvorstellungen behandelt und über erwünschte Verhaltensweisen und Lebensformen diskutiert.</text:p>
        </text:list-item>
        <text:list-item>
          <text:p text:style-name="P66">Bildung ist schließlich Thema und z. T. grundbegriffliche Kategorie in unterschiedlichen human- und sozialwissenschaftlichen Theorien, nicht nur in der abendländischen Philosophie und Pädagogik, sondern auch in Psychologie, Soziologie, Rechts- und Staatswissenschaften oder Geschichte, auch hier jeweils nicht unumstritten oder zu allen Zeiten unbefragt in Geltung, schon gar nicht ohne Konkurrenzangebote.</text:p>
        </text:list-item>
      </text:list>
      <text:p text:style-name="P19">Bildung wird im Folgenden in diesen vier Themenbereichen nach Ursprung, Entwicklung und aktueller Situation dargestellt. <text:span text:style-name="T66">[</text:span><text:a xlink:type="simple" xlink:href="https://brockhaus.de/ecs/permalink/D6B586A79D5F24298027905268440AC5.pdf" text:style-name="Internet_20_link" text:visited-style-name="Visited_20_Internet_20_Link"><text:span text:style-name="T66">https://brockhaus.de/ecs/permalink/D6B586A79D5F24298027905268440AC5.pdf</text:span></text:a><text:span text:style-name="T66">]</text:span></text:p>
      <text:p text:style-name="P38">Der Begriff <text:span text:style-name="T11">Erziehung</text:span> wird definiert durch</text:p>
      <text:p text:style-name="P19">Erziehung, ein Grundbegriff der Pädagogik neben <text:a xlink:type="simple" xlink:href="https://brockhaus.de/ecs/enzy/article/bildung" text:style-name="Internet_20_link" text:visited-style-name="Visited_20_Internet_20_Link">Bildung</text:a>, <text:a xlink:type="simple" xlink:href="https://brockhaus.de/ecs/enzy/article/sozialisation" text:style-name="Internet_20_link" text:visited-style-name="Visited_20_Internet_20_Link">Sozialisation</text:a>, Unterricht und Lernen; dennoch fehlt eine unstrittig geteilte Auffassung von ihr. Einerseits anthropologischer Grundsachverhalt, ist sie andererseits regelmäßig neu und mit Blick auf aktuelle gesellschaftliche und kulturelle Entwicklungen zu bestimmen. Das dabei tragende Verständnis gründet aber in Mentalitätsmustern mit meist langer, religiös und national verwurzelter Tradition. Spätestens die europäische <text:a xlink:type="simple" xlink:href="https://brockhaus.de/ecs/enzy/article/aufklärung-geistes-und-kulturgeschichte" text:style-name="Internet_20_link" text:visited-style-name="Visited_20_Internet_20_Link">Aufklärung</text:a> umgibt Erziehung mit einer Aura, indem sie diese als »Erziehung des Menschengeschlechts« (<text:a xlink:type="simple" xlink:href="https://brockhaus.de/ecs/enzy/article/lessing-gotthold-ephraim" text:style-name="Internet_20_link" text:visited-style-name="Visited_20_Internet_20_Link"><text:span text:style-name="T55">G. E. Lessing</text:span></text:a>) mit großen Erwartungen und Hoffnungen verbindet; im Gegenzug werden Auseinandersetzungen über Erziehung mit Krisendiagnosen aufgeladen. Das konkrete Erziehungsgeschehen erscheint demgegenüber trivial: Es beginnt damit, zu zeigen und zu lernen, die Notdurft nicht im Wohnraum zu verrichten oder regelmäßig die Zähne zu putzen. Erziehung findet durch das abendliche Ritual für Kinder beim Schlafengehen oder dann statt, wenn Jugendliche morgens geweckt werden, damit sie rechtzeitig zur Ausbildungsstelle kommen; erzogen wird, weil und indem sich eine Familie zum gemeinsamen Abendessen trifft und dabei das Fernsehgerät ausschaltet. <text:soft-page-break/>[...]</text:p>
      <text:p text:style-name="P19"><text:a xlink:type="simple" xlink:href="https://brockhaus.de/ecs/enzy/article/erziehung/dimensionen-des-erziehungsbegriffs" text:style-name="Internet_20_link" text:visited-style-name="Visited_20_Internet_20_Link">Dimensionen des Erziehungsbegriffs</text:a> </text:p>
      <text:p text:style-name="P19">1) In seiner inhaltlichen Offenheit dient der Begriff als eine Leitmetapher für die politische Rhetorik, die öffentliche und alltägliche Kommunikation. In diesem Zusammenhang haben Auseinandersetzungen über Erziehung den Zweck, ein gesellschaftliches und kulturelles Selbstverständnis zu finden, wobei Fragen sozialer und kultureller Verbindlichkeiten, der nötigen Offenheit, Integration und Normativität zur Debatte stehen. Erziehungsdiskurse verbinden das kulturelle Gedächtnis mit der Frage nach Zukunftsfähigkeit; überspitzt formuliert sollen sie die Mitglieder der Gesellschaften erziehen und verfolgen eine volkspädagogische Funktion. <text:span text:style-name="T67">[...]</text:span></text:p>
      <text:p text:style-name="P22">[<text:a xlink:type="simple" xlink:href="https://brockhaus.de/ecs/permalink/D077311BAF656F4EF74BC91CDEA704F7.pdf" text:style-name="Internet_20_link" text:visited-style-name="Visited_20_Internet_20_Link">https://brockhaus.de/ecs/permalink/D077311BAF656F4EF74BC91CDEA704F7.pdf</text:a>]</text:p>
      <text:p text:style-name="P29"><text:span text:style-name="T38">L</text:span><text:span text:style-name="T21">iegt ein Artikel mit dem Fokus auf (mindestens) eine</text:span><text:span text:style-name="T41">n</text:span><text:span text:style-name="T21"> Bereich </text:span><text:span text:style-name="T41">einer </text:span><text:span text:style-name="T21">dieser Definition</text:span><text:span text:style-name="T41">en</text:span><text:span text:style-name="T21">, gehört er in die Kategorie </text:span><text:span text:style-name="T29">Familie, Bildung</text:span><text:span text:style-name="T42"> </text:span><text:span text:style-name="T50">und</text:span><text:span text:style-name="T42"> </text:span><text:span text:style-name="T44">Erziehung</text:span><text:span text:style-name="T47">.</text:span></text:p>
      <text:h text:style-name="P64" text:outline-level="2"><text:bookmark-start text:name="__RefHeading___Toc530_2041832158"/>Religion<text:bookmark-end text:name="__RefHeading___Toc530_2041832158"/></text:h>
      <text:p text:style-name="P39"><text:span text:style-name="T70">Die</text:span> <text:span text:style-name="T68">Kategorie</text:span> <text:span text:style-name="T12">Religion</text:span> wird definiert durch</text:p>
      <text:p text:style-name="P19">Der vielschichtige Bedeutungszusammenhang von Religion spiegelt sich in den zahlreichen, zum Teil eher in der <text:a xlink:type="simple" xlink:href="https://brockhaus.de/ecs/enzy/article/religionsphilosophie" text:style-name="Internet_20_link" text:visited-style-name="Visited_20_Internet_20_Link">Religionsphilosophie</text:a> als in der <text:a xlink:type="simple" xlink:href="https://brockhaus.de/ecs/enzy/article/religionswissenschaft" text:style-name="Internet_20_link" text:visited-style-name="Visited_20_Internet_20_Link">Religionswissenschaft</text:a> begründeten Definitionsversuchen wider, die allerdings meist bestimmte Einzelaspekte in den Mittelpunkt stellen. Allen gemeinsam ist, dass Religion als ein existenz- und situationsbezogenes (und entsprechend uneinheitliches und uneindeutiges) Phänomen erscheint, als eine spezifische Funktion des Menschseins, die es außerhalb der Welt des Menschen nicht gibt. Formal lässt sich Religion beschreiben als ein (Glaubens-)System, das in Lehre, Praxis und Gemeinschaftsformen die »letzten« (Sinn-)Fragen menschlicher Gesellschaft und Individuen aufgreift und zu beantworten versucht. Diese »religiöse Frage« stellt sich in verschiedenen Kulturen und zu verschiedenen Zeiten in je anderer Form. Entsprechend unterschiedlich werden in den Religionen die »Antworten«, die Erklärungsversuche des menschlichen Daseinsverständnisses entwickelt. <text:span text:style-name="T69">[</text:span><text:a xlink:type="simple" xlink:href="https://brockhaus.de/ecs/permalink/D07F527805365C17444046478BCEE857.pdf" text:style-name="Internet_20_link" text:visited-style-name="Visited_20_Internet_20_Link"><text:span text:style-name="T69">https://brockhaus.de/ecs/permalink/D07F527805365C17444046478BCEE857.pdf</text:span></text:a><text:span text:style-name="T69">]</text:span></text:p>
      <text:p text:style-name="P30"><text:span text:style-name="T38">L</text:span><text:span text:style-name="T21">iegt ein Artikel mit dem Fokus auf (mindestens) eine</text:span><text:span text:style-name="T41">n</text:span><text:span text:style-name="T21"> Bereich dieser Definition, gehört er in die Kategorie </text:span><text:span text:style-name="T30">Religion</text:span><text:span text:style-name="T21">.</text:span></text:p>
      <text:h text:style-name="P64" text:outline-level="2"><text:bookmark-start text:name="__RefHeading___Toc532_2041832158"/>Umwelt, Natur<text:bookmark-end text:name="__RefHeading___Toc532_2041832158"/></text:h>
      <text:p text:style-name="P40"><text:span text:style-name="T70">Der</text:span> <text:span text:style-name="T70">Begriff</text:span> <text:span text:style-name="T13">Umwelt</text:span> wird definiert durch</text:p>
      <text:p text:style-name="P19">Umwelt, die Gesamtheit aller direkt und indirekt auf einen Organismus, eine Population oder eine Lebensgemeinschaft einwirkenden biotischen und abiotischen Faktoren einschließlich ihrer Wechselwirkungen. – Der Terminus Umwelt wurde 1921 durch <text:a xlink:type="simple" xlink:href="https://brockhaus.de/ecs/enzy/article/uexkull-jakob-johann" text:style-name="Internet_20_link" text:visited-style-name="Visited_20_Internet_20_Link"><text:span text:style-name="T55">J. von Uexküll</text:span></text:a> als zentraler Begriff der <text:a xlink:type="simple" xlink:href="https://brockhaus.de/ecs/enzy/article/ökologie" text:style-name="Internet_20_link" text:visited-style-name="Visited_20_Internet_20_Link">Ökologie</text:a> eingeführt; nach ihm bezeichnet er die spezifische, lebenswichtige Umgebung einer Tierart, die als <text:span text:style-name="T55">Merkwelt</text:span> (Gesamtheit ihrer Merkmale) wahrgenommen wird und als <text:span text:style-name="T55">Wirkwelt</text:span> (Gesamtheit ihrer Wirkmale) alle die Umgebungsfaktoren umfasst, mit denen das Tier aktiv in Beziehung tritt und an denen es wirkt (<text:a xlink:type="simple" xlink:href="https://brockhaus.de/ecs/enzy/article/funktionskreis" text:style-name="Internet_20_link" text:visited-style-name="Visited_20_Internet_20_Link">Funktionskreis</text:a>). Als vorwiegend naturwissenschaftlich konzipierter Begriff <text:soft-page-break/>hat sich diese Definition jedoch als zu eng erwiesen, sodass eine Differenzierung in die verschiedenen Teilbereiche, unter denen die Umwelt eines Organismus betrachtet werden kann, vorgenommen wurde; man unterscheidet danach:</text:p>
      <text:list xml:id="list4225114512" text:style-name="L4">
        <text:list-item>
          <text:p text:style-name="P67"><text:span text:style-name="T55">biologische Umwelt,</text:span> die etwa dem Umweltbegriff <text:span text:style-name="T55">Uexkülls</text:span> entspricht;</text:p>
        </text:list-item>
        <text:list-item>
          <text:p text:style-name="P67"><text:span text:style-name="T55">minimale Umwelt,</text:span> die Summe der für einen Organismus lebensnotwendigen Faktoren;</text:p>
        </text:list-item>
        <text:list-item>
          <text:p text:style-name="P67"><text:span text:style-name="T55">physiologische Umwelt,</text:span> alle direkt auf den Organismus wirkenden Faktoren der Außenwelt sowie (in Erweiterung) auch die Wirkungen des Organismus auf diese;</text:p>
        </text:list-item>
        <text:list-item>
          <text:p text:style-name="P67"><text:span text:style-name="T55">ökologische Umwelt,</text:span> die neben den direkt wirkenden Faktoren auch indirekt wirkende Faktoren (z. B. den Zwischenwirt des Parasiten einer Art) einbezieht;</text:p>
        </text:list-item>
        <text:list-item>
          <text:p text:style-name="P67"><text:span text:style-name="T55">kosmische Umwelt,</text:span> die Gesamtheit der im Weltzusammenhang stehenden Faktoren, die auf einen Organismus einwirken (z. B. Klima, Sonnenlicht).</text:p>
          <text:p text:style-name="P68">[<text:a xlink:type="simple" xlink:href="https://brockhaus.de/ecs/permalink/BF8763483B7179BC50590662450B1CC9.pdf" text:style-name="Internet_20_link" text:visited-style-name="Visited_20_Internet_20_Link">https://brockhaus.de/ecs/permalink/BF8763483B7179BC50590662450B1CC9.pdf</text:a>]</text:p>
        </text:list-item>
      </text:list>
      <text:p text:style-name="P41"><text:span text:style-name="T70">Der</text:span> <text:span text:style-name="T70">Begriff</text:span> <text:span text:style-name="T14">Natur (und Umwelt)</text:span> wird definiert durch</text:p>
      <text:p text:style-name="P19">Etwa seit Mitte des 20. Jahrhunderts ist die Gefährdung der natürlichen Lebensgrundlagen des Menschen durch übermäßige Nutzung der Ressourcen der Erde und durch Umweltverschmutzung zunehmend zu einem öffentlichen Thema geworden. Diese Probleme sind letztlich Folgen einer ausschließlich quantitativen Betrachtungsweise der Natur, die diese lediglich als Quelle expansiven Wachstums und Wohlstands ansieht. Als Reaktion darauf hat sich die schon im 19. Jahrhundert begründete Ökologie zu einer grundsätzlichen Betrachtungsweise der Natur entfaltet, nach der die Natur als eine Vielzahl von Ökosystemen, d. h. vielfältig in sich gegliederten, sich selbst regulierenden Ganzheiten anzusehen ist, vielleicht sogar im Ganzen eine Art Lebewesen darstellt (Gaia-Hypothese). Dabei muss aber berücksichtigt werden, dass Natur in diesem Sinne den Menschen und seine Lebenspraxis einschließt und daher nur als sozial konstituierte Natur verstanden werden kann. Es setzt sich langsam die Einsicht der Notwendigkeit einer <text:a xlink:type="simple" xlink:href="https://brockhaus.de/ecs/enzy/article/nachhaltige-entwicklung" text:style-name="Internet_20_link" text:visited-style-name="Visited_20_Internet_20_Link">nachhaltigen Entwicklung</text:a> durch, die die Lebenssituation der heutigen Generation verbessert (Entwicklung) und gleichzeitig die Lebenschancen künftiger Generationen nicht gefährdet (Erhalt der Umwelt). Dieser Ansatz fordert zwingend die Suche nach einer normativen Basis für menschliches Verhalten gegenüber der Natur (ökologische Ethik), die Auseinandersetzung mit philosophisch-ethischen Fragen – nicht nur im Rahmen naturwissenschaftlich-technischer Disziplinen, sondern auch im wirtschaftlichen und politischen Kontext – sowie im alltäglichen Leben die Berücksichtigung von Bedingungen und Rechten der Natur (ökologisches Denken). Dabei gewinnt gegenüber der bisher vorherrschenden Frage nach technischen Mitteln die Frage menschlicher Zielorientierung in und mit der Natur größeren Raum. <text:span text:style-name="T71">[</text:span><text:a xlink:type="simple" xlink:href="https://brockhaus.de/ecs/permalink/FF6DEF0487A532E894046E22EC720C6A.pdf" text:style-name="Internet_20_link" text:visited-style-name="Visited_20_Internet_20_Link"><text:span text:style-name="T71">https://brockhaus.de/ecs/permalink/FF6DEF0487A532E894046E22EC720C6A.pdf</text:span></text:a><text:span text:style-name="T71">]</text:span></text:p>
      <text:p text:style-name="P31"><text:span text:style-name="T38">L</text:span><text:span text:style-name="T21">iegt ein Artikel mit dem Fokus auf (mindestens) eine</text:span><text:span text:style-name="T41">n</text:span><text:span text:style-name="T21"> Bereich </text:span><text:span text:style-name="T41">einer </text:span><text:span text:style-name="T21">dieser Definition</text:span><text:span text:style-name="T41">en</text:span><text:span text:style-name="T21">, gehört er in die Kategorie </text:span><text:span text:style-name="T31">Umwelt</text:span><text:span text:style-name="T42"> </text:span><text:span text:style-name="T51">oder</text:span><text:span text:style-name="T42"> </text:span><text:span text:style-name="T46">Na</text:span><text:span text:style-name="T45">tur</text:span><text:span text:style-name="T47">. </text:span><text:span text:style-name="T48">Ausgenommen die Umwelt des Menschen im Sinne von Gesellschaft (solch ein Artikel fällt in die Kategorie </text:span><text:span text:style-name="T49">Soziales)</text:span><text:span text:style-name="T48">.</text:span></text:p>
      <text:h text:style-name="P64" text:outline-level="2"><text:bookmark-start text:name="__RefHeading___Toc534_2041832158"/><text:soft-page-break/>Verkehrssysteme<text:bookmark-end text:name="__RefHeading___Toc534_2041832158"/></text:h>
      <text:p text:style-name="P42"><text:span text:style-name="T70">Der</text:span> <text:span text:style-name="T70">Begriff</text:span> <text:span text:style-name="T15">Verkehr</text:span> wird definiert durch</text:p>
      <text:p text:style-name="P19">Verkehr, Gesamtheit aller Ortsveränderungen von Personen und Gütern und Nachrichten als grundlegende Voraussetzung für soziale Teilhabe sowie für arbeitsteiliges Wirtschaften und wirtschaftliche Spezialisierung. Die durch den modernen Personenverkehr gewonnene Mobilität begünstigte die Auflösung der engen räumlichen Beziehung zwischen Wohn- und Arbeitsort und beeinflusste infolgedessen grundlegend die Siedlungsstrukturen. Die Funktionsfähigkeit des Güterverkehrs ist Voraussetzung für die Intensität des Welthandels in seiner heutigen Form. Je nach Verkehrsweg wird unterschieden zwischen Straßen-, Schienen-, Wasser- und Luftverkehr. Nach Art der Verkehrsteilnehmer und Verkehrsmittel beziehungsweise dem Verkehrszweck unterscheidet man v. a. zwischen Individualverkehr (Fußgänger, Pkw) und öffentlichem Verkehr (Eisenbahn, Omnibus, Straßenbahn) sowie zwischen Berufsverkehr (zwischen Wohnung und Arbeitsplatz), Einkaufsverkehr (zwischen Wohnung und Geschäftsvierteln) sowie Freizeit- und Urlaubsverkehr. Darüber hinaus wird je nach der Entfernung zwischen Nah- und Fernverkehr unterschieden. <text:span text:style-name="T72">[</text:span><text:a xlink:type="simple" xlink:href="https://brockhaus.de/ecs/permalink/0BA0AD06E237D6A1B8C219A5CCB1E28E.pdf" text:style-name="Internet_20_link" text:visited-style-name="Visited_20_Internet_20_Link"><text:span text:style-name="T72">https://brockhaus.de/ecs/permalink/0BA0AD06E237D6A1B8C219A5CCB1E28E.pdf</text:span></text:a><text:span text:style-name="T72">]</text:span></text:p>
      <text:p text:style-name="P32"><text:span text:style-name="T38">L</text:span><text:span text:style-name="T21">iegt ein Artikel mit dem Fokus auf (mindestens) eine</text:span><text:span text:style-name="T41">n</text:span><text:span text:style-name="T21"> Bereich dieser Definition, gehört er in die Kategorie </text:span><text:span text:style-name="T32">Verkehrssysteme</text:span><text:span text:style-name="T21">.</text:span></text:p>
      <text:h text:style-name="P64" text:outline-level="2"><text:bookmark-start text:name="__RefHeading___Toc536_2041832158"/>Krieg, Terror <text:span text:style-name="T74">(und Terrorismus)</text:span><text:bookmark-end text:name="__RefHeading___Toc536_2041832158"/></text:h>
      <text:p text:style-name="P43"><text:span text:style-name="T70">Der</text:span> <text:span text:style-name="T70">Begriff</text:span> <text:span text:style-name="T16">Krieg</text:span> wird definiert durch</text:p>
      <text:p text:style-name="P19">Krieg [mittelhochdeutsch kriec »Krieg«, althochdeutsch chrēg auch »Anstrengung«, »Streben«; »Hartnäckigkeit«], bewaffnete Auseinandersetzung zwischen zwei oder mehreren Staaten, Bündnissen oder innerstaatlichen Gruppierungen (Bürgerkrieg), von denen mindestens eine der Konfliktparteien militärisch organisiert ist; im übertragenen Sinn auch Bezeichnung für unbewaffnete konkurrenzartige Auseinandersetzungen (z. B. Handelskriege). <text:span text:style-name="T73">[</text:span><text:a xlink:type="simple" xlink:href="https://brockhaus.de/ecs/permalink/ED7F3D76CB5C61E412AB9F9AC99662D2.pdf" text:style-name="Internet_20_link" text:visited-style-name="Visited_20_Internet_20_Link"><text:span text:style-name="T73">https://brockhaus.de/ecs/permalink/ED7F3D76CB5C61E412AB9F9AC99662D2.pdf</text:span></text:a><text:span text:style-name="T73">]</text:span></text:p>
      <text:p text:style-name="P37">Der Begriff <text:span text:style-name="T5">Terror</text:span> wird definiert durch:</text:p>
      <text:p text:style-name="P21">Terrorismus [nach französisch terrorisme »auf Gewaltausübung beruhende politische Herrschaftsform«] <text:span text:style-name="T55">der, -, </text:span>politisch motivierte Form der Gewaltkriminalität; die Androhung und Anwendung von Gewalt gegen Repräsentanten staatlicher Legislative oder Exekutive, gegen gesellschaftliche Funktionsträger und im politisch-religiösen Terrorismus hauptsächlich gegen Zufallsopfer, um im Rahmen längerfristiger Strategien politischen Einfluss zu gewinnen. Eine international anerkannte Definition des Terrorismus gibt es nicht, da der Begriff heute politisch negativ belegt und beliebig interpretierbar ist. <text:span text:style-name="T75">[...]</text:span></text:p>
      <text:p text:style-name="P19"><text:a xlink:type="simple" xlink:href="https://brockhaus.de/ecs/enzy/article/terrorismus/definitionen-und-abgrenzungen" text:style-name="Internet_20_link" text:visited-style-name="Visited_20_Internet_20_Link">Definitionen und Abgrenzungen</text:a> </text:p>
      <text:p text:style-name="P19">Die Begriffe »Terror« und »Terrorismus« werden häufig synonym verwendet, obwohl sie unterschiedliche Formen politischer Gewalt bezeichnen. Unter Terror wird staatliche Schreckensherrschaft gegen die Bürger oder bestimmte Bürgergruppen verstanden (»Terror von oben«). Im Gegensatz dazu werden gezielte Angriffe gegen die Machtausübenden (»Terror von unten«, z. B. gegen staatliche Autoritäten) als <text:soft-page-break/>Terrorismus bezeichnet. <text:span text:style-name="T75">[...] </text:span>[<text:a xlink:type="simple" xlink:href="https://brockhaus.de/ecs/permalink/834B8CAC929446B2B4A786B172E40BAE.pdf" text:style-name="Internet_20_link" text:visited-style-name="Visited_20_Internet_20_Link">https://brockhaus.de/ecs/permalink/834B8CAC929446B2B4A786B172E40BAE.pdf</text:a>]</text:p>
      <text:p text:style-name="P33"><text:span text:style-name="T38">L</text:span><text:span text:style-name="T21">iegt ein Artikel mit dem Fokus auf (mindestens) eine</text:span><text:span text:style-name="T41">n</text:span><text:span text:style-name="T21"> Bereich dieser Definition, gehört er in die Kategorie </text:span><text:span text:style-name="T33">Krieg, Terror </text:span><text:span text:style-name="T52">und</text:span><text:span text:style-name="T33"> Terrorismus</text:span><text:span text:style-name="T21">.</text:span></text:p>
      <text:h text:style-name="P64" text:outline-level="2"><text:bookmark-start text:name="__RefHeading___Toc538_2041832158"/>Territoriale Fragen, Sicherheit, Verteidigung <text:span text:style-name="T77">(Militärwesen)</text:span><text:bookmark-end text:name="__RefHeading___Toc538_2041832158"/></text:h>
      <text:p text:style-name="P19"><text:a xlink:type="simple" xlink:href="https://brockhaus.de/ecs/enzy/article/sicherheit/dimensionen-der-begriffsbedeutung" text:style-name="Internet_20_link" text:visited-style-name="Visited_20_Internet_20_Link">Dimensionen der Begriffsbedeutung</text:a> <text:span text:style-name="T76">(Sicherheit)</text:span></text:p>
      <text:p text:style-name="P19">Indem Sicherheit einerseits mit der Individualität beziehungsweise Personalität des Menschen, andererseits mit der Geltung gesellschaftlicher Vorstellungen, Konventionen, Standards und Normen in Verbindung gebracht wird, drückt sich ein spezifisch neuzeitlicher, genauer seit dem frühen 19. Jahrhundert belegbarer Begriffsumfang aus, dessen Bedeutung als gesellschaftliche Leitidee im 20. Jahrhundert noch deutlich zugenommen hat. So lässt sich heute von Sicherheit als einem gesellschaftlichen »Wertbegriff« und »Wertsymbol« sprechen (<text:span text:style-name="T55">F.-X. Kaufmann</text:span>). Sicherheit bezeichnet in diesem Sinne weniger einen Zustand oder eine eindeutig fassbare soziale Situation – wenngleich sich im Alltag auch dieser Wortgebrauch feststellen lässt –, sondern ein Programm, eine Zielbestimmung, die sich in sozialem Handeln, in politischen Aktionen, in psychischen Reaktionen, technischen Vorkehrungen, wissenschaftlichen Berechnungen, moralischen Appellen, gesetzlichen Regelungen und gesellschaftlichen Institutionen ausdrücken kann. Im Alltagsverständnis wird die Vorstellung von Sicherheit mit den Begriffen Geborgenheit, Schutz, Risikolosigkeit, Gewissheit, Verlässlichkeit, aber auch mit Selbstbewusstsein, Vertrauen, Geschicklichkeit, mit Verfügbarkeit, Garantiertheit, Voraussehbarkeit, Berechenbarkeit und Haltbarkeit verbunden. Als Gegenbegriff verweist Sicherheit auf Gefahr, Risiko, Unordnung und v. a. Angst.</text:p>
      <text:p text:style-name="P19">Bezogen auf dieses Alltagsverständnis von Sicherheit lassen sich eine <text:span text:style-name="Strong_20_Emphasis">innere,</text:span> von psychischen Faktoren ebenso wie von Selbstbewusstsein und biografischer Erfahrung und Vorstellung abhängige Seite der Sicherheit und eine <text:span text:style-name="Strong_20_Emphasis">äußere,</text:span> kollektiv oder gleichsam objektiv gegebene, auf Risikominimierung, Planung, technische Handhabbarkeit und Schutzgewährung zielende Seite unterscheiden. Dabei besteht die Wirksamkeit sicherheitsbezogener Regelungen, Handlungen und Programme in der Ansprache beider Seiten: Versicherungen und Garantien aller Art sowie Sicherheitstechnik und Sicherheitspolitik sind ebenso auf die gesellschaftliche Regelung unsicherer Sachverhalte, die Minimierung eines Risikos oder die Absicherung eines wertvollen Gutes im Hinblick auf die Zukunft angelegt, wie sie gegenüber den tatsächlich eintretenden Wechselfällen des Lebens kontingent bleiben müssen. Ihre Wirkung beruht in der Ansprache der »inneren« Dimension durch die Organisation der äußeren Aspekte und umgekehrt. <text:span text:style-name="T76">[</text:span><text:a xlink:type="simple" xlink:href="https://brockhaus.de/ecs/permalink/88D4B22D38CAA2D429A30B89AE0535CC.pdf" text:style-name="Internet_20_link" text:visited-style-name="Visited_20_Internet_20_Link"><text:span text:style-name="T76">https://brockhaus.de/ecs/permalink/88D4B22D38CAA2D429A30B89AE0535CC.pdf</text:span></text:a><text:span text:style-name="T76">]</text:span></text:p>
      <text:p text:style-name="P44"><text:span text:style-name="T70">Der</text:span> <text:span text:style-name="T70">Begriff</text:span> <text:span text:style-name="T17">Verteidigung (Militärwesen)</text:span> wird definiert durch</text:p>
      <text:p text:style-name="P19">Verteidigung, <text:span text:style-name="T55">Militärwesen: </text:span>allgemein verwendete Bezeichnung für militärische Maßnahmen und Handlungen aller Art (zu Land, zu Wasser und in der Luft), die auf die Abwehr gegnerischer Angriffe gerichtet sind; v. a. in Wortzusammensetzungen gebraucht, wie Landesverteidigung, Küstenverteidigung, Luftverteidigung. Auf der Ebene der strategischen und (zum Teil) der operativen Kriegführung wird statt Verteidigung meist der Begriff <text:a xlink:type="simple" xlink:href="https://brockhaus.de/ecs/enzy/article/defensive-militärwesen" text:style-name="Internet_20_link" text:visited-style-name="Visited_20_Internet_20_Link">Defensive</text:a> benutzt.</text:p>
      <text:p text:style-name="P19"><text:soft-page-break/>Auf der taktischen Ebene wird Verteidigung im Sprachgebrauch der Bundeswehr als eine der drei <text:a xlink:type="simple" xlink:href="https://brockhaus.de/ecs/enzy/article/gefechtsart" text:style-name="Internet_20_link" text:visited-style-name="Visited_20_Internet_20_Link">Gefechtsarten</text:a> definiert. Sie verfolgt den Zweck, eine Verteidigungsstellung oder einen Verteidigungsraum in überwiegend statisch oder überwiegend beweglich geführtem Kampf gegen alle Angriffe zu behaupten. Insgesamt wirkt die Verteidigung durch Feuer und Sperren sowie durch Bewegungen, mit denen sich die Truppe gegnerischer Waffenwirkung entzieht und ihrerseits Feuerkraft zur Geltung bringt. <text:span text:style-name="T77">[</text:span><text:a xlink:type="simple" xlink:href="https://brockhaus.de/ecs/permalink/24E02CB18D6A81ABB398FC6D85609A87.pdf" text:style-name="Internet_20_link" text:visited-style-name="Visited_20_Internet_20_Link"><text:span text:style-name="T77">https://brockhaus.de/ecs/permalink/24E02CB18D6A81ABB398FC6D85609A87.pdf</text:span></text:a><text:span text:style-name="T77">]</text:span></text:p>
      <text:p text:style-name="P34"><text:span text:style-name="T38">L</text:span><text:span text:style-name="T21">iegt ein Artikel mit dem Fokus auf (mindestens) eine</text:span><text:span text:style-name="T41">n</text:span><text:span text:style-name="T21"> Bereich dieser Definition</text:span><text:span text:style-name="T54">en</text:span><text:span text:style-name="T21">, gehört er in die Kategorie </text:span><text:span text:style-name="T34">Territoriale Fragen, Sicherheit, Verteidigung </text:span><text:span text:style-name="T35">(Militärwesen)</text:span><text:span text:style-name="T53">.</text:span></text:p>
      <text:h text:style-name="P64" text:outline-level="2"><text:bookmark-start text:name="__RefHeading___Toc540_2041832158"/>Kultur<text:bookmark-end text:name="__RefHeading___Toc540_2041832158"/></text:h>
      <text:p text:style-name="P45"><text:span text:style-name="T70">Der</text:span> <text:span text:style-name="T70">Begriff</text:span> <text:span text:style-name="T18">Kultur</text:span> wird definiert durch</text:p>
      <text:p text:style-name="P19">Kultur [lateinisch cultura »Pflege (des Körpers und Geistes)«, »Landbau«, zu colere, cultum »bebauen«, »(be)wohnen«; »pflegen«, »ehren«, ursprünglich etwa »emsig beschäftigt sein«] <text:span text:style-name="T55">die, -/-en. </text:span>In seiner weitesten Verwendung kann mit dem Begriff Kultur alles bezeichnet werden, was der Mensch geschaffen hat, was also nicht naturgegeben ist. Dabei ist jedoch zu bedenken, dass dieses Vermögen, etwas aus sich selbst heraus zu schaffen, ebenfalls der »Natur« des Menschen zuzurechnen ist; des Weiteren, dass die Setzung dieser Unterscheidung von Natur und Kultur selbst zu den Möglichkeiten einer symbolischen Codierung der Welt durch Herstellung bedeutungstragender Unterschiede (Zeichen) gehört, die mit der Conditio humana verbunden sind. Es handelt sich also bei dieser Unterscheidung v. a. um eine heuristische Entscheidung, die selbst wieder als ein Teil der Kultur beziehungsweise nach Maßgabe unterschiedlicher kultureller Vorstellungen auch als kulturabhängig gesehen werden kann.</text:p>
      <text:p text:style-name="P19">In einem engeren, auch traditionell so vorgegebenen Sinn bezeichnet Kultur die Handlungsbereiche, in denen der Mensch auf Dauer angelegte, einen individuellen oder kollektiven Sinnzusammenhang gestaltende oder repräsentierende Produkte, Produktionsformen, Verhaltensweisen und Leitvorstellungen hervorzubringen vermag, die dann im Sinne einer Wertordnung oder eines Formenbestandes das weitere Handeln steuern und auch strukturieren können. Dazu gehören Muster beziehungsweise Modelle sozialen Verhaltens ebenso wie religiöse und kultische Objekte, Schriften u. a. Zeichensysteme, Bauten, Naturgestaltung und Gruppenorganisationen; nicht zuletzt auch Repräsentationen geistiger Gebilde wie Rituale, Texte, performative Inszenierungen, Gesänge oder sonstige künstlerische Gestaltungen. Damit betont dieser Kulturbegriff nicht nur das Hervorgebrachte und Künstliche menschlicher Produkte, sondern auch den Formcharakter und die Wertschätzung, die diesen in der Regel zukommt. </text:p>
      <text:p text:style-name="P19">Wie bereits an der Etymologie zu sehen, bestimmt sich der Begriff Kultur v. a. über Komplementär- beziehungsweise Oppositionsbeziehungen, d. h. über die Setzung von Differenz; dies umfasst 1) die Identifizierung von Kultur mit dem vom Menschen Gemachten im Gegensatz zum Nichtgemachten (Kultur–Natur), 2)  die Trennung von praktisch-materieller (Bebauung des Bodens, Gestaltung der Sozial- und Umwelt) und geistig-ideeller Kultur (religiös-rituelle Praxis, Kultus, Kunst) und 3) schließlich auch z. B. die Unterscheidung von Kultur und Barbarei, später dann – zumindest zeitweise – von Kultur und Zivilisation.</text:p>
      <text:p text:style-name="P35"><text:soft-page-break/><text:span text:style-name="T38">L</text:span><text:span text:style-name="T21">iegt ein Artikel mit dem Fokus auf (mindestens) eine</text:span><text:span text:style-name="T41">n</text:span><text:span text:style-name="T21"> Bereich dieser Definition, gehört er in die Kategorie </text:span><text:span text:style-name="T36">Kultur</text:span><text:span text:style-name="T21">. </text:span></text:p>
      <text:h text:style-name="P64" text:outline-level="2"><text:bookmark-start text:name="__RefHeading___Toc542_2041832158"/>Medien<text:bookmark-end text:name="__RefHeading___Toc542_2041832158"/></text:h>
      <text:p text:style-name="P46"><text:span text:style-name="T70">Der</text:span> <text:span text:style-name="T70">Begriff</text:span> <text:span text:style-name="T19">Medien</text:span> wird definiert durch</text:p>
      <text:p text:style-name="P19">Medi|en [von englisch media], <text:span text:style-name="T55">Singular Medium</text:span> <text:span text:style-name="T55">das, -s, </text:span>Sammelbezeichnung für alle technischen Mittel zur Verbreitung von Informationen, d. h. für Kommunikationsmittel (z. B. Zeitung, Zeitschrift, Buch, Plakat, Hörfunk, Fernsehen, Film, Internet); oft synonym für <text:a xlink:type="simple" xlink:href="https://brockhaus.de/ecs/enzy/article/massenmedien" text:style-name="Internet_20_link" text:visited-style-name="Visited_20_Internet_20_Link">Massenmedien</text:a> gebraucht. Unterschieden wird in der Regel zwischen gedruckten Medien <text:span text:style-name="T55">(Printmedien)</text:span> und <text:span text:style-name="T55">elektronischen Medien,</text:span> bei Letzteren zwischen <text:span text:style-name="T55">auditiven Medien</text:span> (z. B. Hörfunk, Musikkassette, CD) und <text:span text:style-name="T55">audiovisuellen Medien</text:span> <text:span text:style-name="T55">(AV-Medien),</text:span> bei denen akustische und optische Signale gleichzeitig übertragen werden (z. B. Fernsehen, Film, Video). Technische Weiterentwicklungen in den 1990er-Jahren führten zur Digitalisierung des gesamten Medienbereichs und zur Einführung multimedialer Formen (<text:a xlink:type="simple" xlink:href="https://brockhaus.de/ecs/enzy/article/multimedia" text:style-name="Internet_20_link" text:visited-style-name="Visited_20_Internet_20_Link">Multimedia</text:a>) und <text:span text:style-name="T55">digitaler Medien,</text:span> von denen sich besonders das Internet schnell zum Massenmedium entwickelte. (<text:a xlink:type="simple" xlink:href="https://brockhaus.de/ecs/enzy/article/lesen" text:style-name="Internet_20_link" text:visited-style-name="Visited_20_Internet_20_Link">Lesen</text:a>, <text:a xlink:type="simple" xlink:href="https://brockhaus.de/ecs/enzy/article/neue-medien" text:style-name="Internet_20_link" text:visited-style-name="Visited_20_Internet_20_Link">Neue Medien</text:a>)</text:p>
      <text:p text:style-name="P36"><text:span text:style-name="T38">L</text:span><text:span text:style-name="T21">iegt ein Artikel mit dem Fokus auf (mindestens) eine</text:span><text:span text:style-name="T41">n</text:span><text:span text:style-name="T21"> Bereich dieser Definition, gehört er in die Kategorie </text:span><text:span text:style-name="T37">Medien</text:span><text:span text:style-name="T21">. </text:span></text:p>
      <text:h text:style-name="P64" text:outline-level="2"><text:bookmark-start text:name="__RefHeading___Toc544_2041832158"/>„Human-Interest“ (Prominenz, Essen, Sexualität, ...)<text:bookmark-end text:name="__RefHeading___Toc544_2041832158"/></text:h>
      <text:p text:style-name="P16">Unter dieser Kategorien fallen Artikel/Themen, welche den Fokus auf „Human-Interest“- legen. Zum Beispiel Gerüchte über Prominente, Koch-Rezepte oder andere Artikel, welche das menschliche Interesse ansprechen (sollen).</text:p>
      <text:h text:style-name="P64" text:outline-level="2"><text:bookmark-start text:name="__RefHeading___Toc546_2041832158"/>Kein Punkt zutreffend<text:bookmark-end text:name="__RefHeading___Toc546_2041832158"/></text:h>
      <text:p text:style-name="P1">/</text:p>
      <text:p text:style-name="P10"/>
      <text:h text:style-name="P62" text:outline-level="1"><text:bookmark-start text:name="__RefHeading___Toc2477_3352424388"/>Beispiele<text:bookmark-end text:name="__RefHeading___Toc2477_335242438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04-05T14:48:15.062618342</dc:date>
    <meta:editing-duration>PT9H38M39S</meta:editing-duration>
    <meta:editing-cycles>63</meta:editing-cycles>
    <meta:document-statistic meta:table-count="0" meta:image-count="0" meta:object-count="0" meta:page-count="13" meta:paragraph-count="154" meta:word-count="4234" meta:character-count="35757" meta:non-whitespace-character-count="31678"/>
  </office:meta>
</office:document-meta>
</file>